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4.6cm" svg:y="6.69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4cm" svg:height="0.4cm" svg:x="1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2.5cm" svg:height="0.887cm" svg:x="2cm" svg:y="6.608cm">
              <draw:text-box>
                <text:p><text:span text:style-name="T1">OpenMP (none)</text:span></text:p>
              </draw:text-box>
            </draw:frame>
            <draw:frame draw:style-name="gr3" draw:text-style-name="P2" draw:layer="layout" svg:width="3cm" svg:height="0.887cm" svg:x="4.8cm" svg:y="6.595cm">
              <draw:text-box>
                <text:p><text:span text:style-name="T1">OpenMP (compact)</text:span></text:p>
              </draw:text-box>
            </draw:frame>
            <draw:custom-shape draw:style-name="gr4" draw:text-style-name="P1" draw:layer="layout" svg:width="0.4cm" svg:height="0.4cm" svg:x="7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1cm" svg:height="0.887cm" svg:x="8cm" svg:y="6.595cm">
              <draw:text-box>
                <text:p><text:span text:style-name="T1">OpenMP (scatter)</text:span></text:p>
              </draw:text-box>
            </draw:frame>
            <draw:custom-shape draw:style-name="gr5" draw:text-style-name="P1" draw:layer="layout" svg:width="0.4cm" svg:height="0.4cm" svg:x="10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2cm" svg:height="0.887cm" svg:x="11cm" svg:y="6.608cm">
              <draw:text-box>
                <text:p><text:span text:style-name="T1">OpenMP (balanced)</text:span></text:p>
              </draw:text-box>
            </draw:frame>
            <draw:custom-shape draw:style-name="gr6" draw:text-style-name="P1" draw:layer="layout" svg:width="0.4cm" svg:height="0.4cm" svg:x="14.1cm" svg:y="6.69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1.7cm" svg:height="1.205cm" svg:x="14.3cm" svg:y="6.595cm">
              <draw:text-box>
                <text:p><text:span text:style-name="T1">Cilk Plus</text:span></text:p>
              </draw:text-box>
            </draw:frame>
          </draw:g>
        </draw:g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4:29.765220256</dc:date>
    <meta:editing-duration>PT53M9S</meta:editing-duration>
    <meta:editing-cycles>14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6.915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3.922cm" svg:y="5.513cm" chart:style-name="ch4">
              <text:p>n (millions)</text:p>
            </chart:title>
            <chart:categories table:cell-range-address="local-table.$A$2:.$A$31"/>
          </chart:axis>
          <chart:axis chart:dimension="y" chart:name="primary-y" chart:style-name="ch5">
            <chart:title svg:x="0.533cm" svg:y="3.561cm" chart:style-name="ch6">
              <text:p>msort n 240</text:p>
            </chart:title>
          </chart:axis>
          <chart:series chart:style-name="ch7" chart:values-cell-range-address="local-table.$B$2:.$B$31" chart:label-cell-address="local-table.$B$1" chart:class="chart:line">
            <chart:data-point chart:repeated="30"/>
          </chart:series>
          <chart:series chart:style-name="ch8" chart:values-cell-range-address="local-table.$C$2:.$C$31" chart:label-cell-address="local-table.$C$1" chart:class="chart:line">
            <chart:data-point chart:repeated="30"/>
          </chart:series>
          <chart:series chart:style-name="ch9" chart:values-cell-range-address="local-table.$D$2:.$D$31" chart:label-cell-address="local-table.$D$1" chart:class="chart:line">
            <chart:data-point chart:repeated="30"/>
          </chart:series>
          <chart:series chart:style-name="ch10" chart:values-cell-range-address="local-table.$E$2:.$E$31" chart:label-cell-address="local-table.$E$1" chart:class="chart:line">
            <chart:data-point chart:repeated="30"/>
          </chart:series>
          <chart:series chart:style-name="ch11" chart:values-cell-range-address="local-table.$F$2:.$F$31" chart:label-cell-address="local-table.$F$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0.171613194229811">
                <text:p>0.171613194229811</text:p>
              </table:table-cell>
              <table:table-cell office:value-type="float" office:value="0.242801122393567">
                <text:p>0.242801122393567</text:p>
              </table:table-cell>
              <table:table-cell office:value-type="float" office:value="0.232573060963743">
                <text:p>0.232573060963743</text:p>
              </table:table-cell>
              <table:table-cell office:value-type="float" office:value="0.255995301019298">
                <text:p>0.255995301019298</text:p>
              </table:table-cell>
              <table:table-cell office:value-type="float" office:value="0.205776152582772">
                <text:p>0.20577615258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0145090071474">
                <text:p>0.320145090071474</text:p>
              </table:table-cell>
              <table:table-cell office:value-type="float" office:value="0.476443038773867">
                <text:p>0.476443038773867</text:p>
              </table:table-cell>
              <table:table-cell office:value-type="float" office:value="0.462999951996233">
                <text:p>0.462999951996233</text:p>
              </table:table-cell>
              <table:table-cell office:value-type="float" office:value="0.536196413686088">
                <text:p>0.536196413686088</text:p>
              </table:table-cell>
              <table:table-cell office:value-type="float" office:value="0.432448729015271">
                <text:p>0.43244872901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15965578026">
                <text:p>0.500615965578026</text:p>
              </table:table-cell>
              <table:table-cell office:value-type="float" office:value="0.692909725587925">
                <text:p>0.692909725587925</text:p>
              </table:table-cell>
              <table:table-cell office:value-type="float" office:value="0.659586035965127">
                <text:p>0.659586035965127</text:p>
              </table:table-cell>
              <table:table-cell office:value-type="float" office:value="0.712363375876931">
                <text:p>0.712363375876931</text:p>
              </table:table-cell>
              <table:table-cell office:value-type="float" office:value="0.571095845290396">
                <text:p>0.571095845290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1239303079098">
                <text:p>0.601239303079098</text:p>
              </table:table-cell>
              <table:table-cell office:value-type="float" office:value="0.85519070541779">
                <text:p>0.85519070541779</text:p>
              </table:table-cell>
              <table:table-cell office:value-type="float" office:value="0.869838891612424">
                <text:p>0.869838891612424</text:p>
              </table:table-cell>
              <table:table-cell office:value-type="float" office:value="0.904082935301468">
                <text:p>0.904082935301468</text:p>
              </table:table-cell>
              <table:table-cell office:value-type="float" office:value="0.687520667790519">
                <text:p>0.6875206677905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44555071113066">
                <text:p>0.844555071113066</text:p>
              </table:table-cell>
              <table:table-cell office:value-type="float" office:value="1.10302422147059">
                <text:p>1.10302422147059</text:p>
              </table:table-cell>
              <table:table-cell office:value-type="float" office:value="1.07697342784331">
                <text:p>1.07697342784331</text:p>
              </table:table-cell>
              <table:table-cell office:value-type="float" office:value="1.15916209573365">
                <text:p>1.15916209573365</text:p>
              </table:table-cell>
              <table:table-cell office:value-type="float" office:value="0.904164881339978">
                <text:p>0.904164881339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828911041469">
                <text:p>0.913828911041469</text:p>
              </table:table-cell>
              <table:table-cell office:value-type="float" office:value="1.14293199483071">
                <text:p>1.14293199483071</text:p>
              </table:table-cell>
              <table:table-cell office:value-type="float" office:value="1.23070558476995">
                <text:p>1.23070558476995</text:p>
              </table:table-cell>
              <table:table-cell office:value-type="float" office:value="1.25107735990764">
                <text:p>1.25107735990764</text:p>
              </table:table-cell>
              <table:table-cell office:value-type="float" office:value="0.795851853622159">
                <text:p>0.795851853622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416465111435">
                <text:p>1.04416465111435</text:p>
              </table:table-cell>
              <table:table-cell office:value-type="float" office:value="1.32293245298812">
                <text:p>1.32293245298812</text:p>
              </table:table-cell>
              <table:table-cell office:value-type="float" office:value="1.28106020479062">
                <text:p>1.28106020479062</text:p>
              </table:table-cell>
              <table:table-cell office:value-type="float" office:value="1.39110894099596">
                <text:p>1.39110894099596</text:p>
              </table:table-cell>
              <table:table-cell office:value-type="float" office:value="0.930493295311037">
                <text:p>0.930493295311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438495896958">
                <text:p>1.13438495896958</text:p>
              </table:table-cell>
              <table:table-cell office:value-type="float" office:value="1.4844474907923">
                <text:p>1.4844474907923</text:p>
              </table:table-cell>
              <table:table-cell office:value-type="float" office:value="1.4705376342989">
                <text:p>1.4705376342989</text:p>
              </table:table-cell>
              <table:table-cell office:value-type="float" office:value="1.53468524235445">
                <text:p>1.53468524235445</text:p>
              </table:table-cell>
              <table:table-cell office:value-type="float" office:value="0.899792242185636">
                <text:p>0.899792242185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683338213276">
                <text:p>1.02683338213276</text:p>
              </table:table-cell>
              <table:table-cell office:value-type="float" office:value="1.55591590878792">
                <text:p>1.55591590878792</text:p>
              </table:table-cell>
              <table:table-cell office:value-type="float" office:value="1.5875511780591">
                <text:p>1.5875511780591</text:p>
              </table:table-cell>
              <table:table-cell office:value-type="float" office:value="1.60765507563432">
                <text:p>1.60765507563432</text:p>
              </table:table-cell>
              <table:table-cell office:value-type="float" office:value="1.03439194581314">
                <text:p>1.034391945813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6264854991114">
                <text:p>1.16264854991114</text:p>
              </table:table-cell>
              <table:table-cell office:value-type="float" office:value="1.70656201107867">
                <text:p>1.70656201107867</text:p>
              </table:table-cell>
              <table:table-cell office:value-type="float" office:value="1.74332496500749">
                <text:p>1.74332496500749</text:p>
              </table:table-cell>
              <table:table-cell office:value-type="float" office:value="1.79874910150043">
                <text:p>1.79874910150043</text:p>
              </table:table-cell>
              <table:table-cell office:value-type="float" office:value="1.25091051153716">
                <text:p>1.2509105115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545521154886">
                <text:p>1.26545521154886</text:p>
              </table:table-cell>
              <table:table-cell office:value-type="float" office:value="1.84825341264721">
                <text:p>1.84825341264721</text:p>
              </table:table-cell>
              <table:table-cell office:value-type="float" office:value="1.79219754372608">
                <text:p>1.79219754372608</text:p>
              </table:table-cell>
              <table:table-cell office:value-type="float" office:value="1.79339005504391">
                <text:p>1.79339005504391</text:p>
              </table:table-cell>
              <table:table-cell office:value-type="float" office:value="1.12618626070865">
                <text:p>1.12618626070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880244433898">
                <text:p>1.26880244433898</text:p>
              </table:table-cell>
              <table:table-cell office:value-type="float" office:value="1.83692783552945">
                <text:p>1.83692783552945</text:p>
              </table:table-cell>
              <table:table-cell office:value-type="float" office:value="1.87569778288302">
                <text:p>1.87569778288302</text:p>
              </table:table-cell>
              <table:table-cell office:value-type="float" office:value="1.96274814384914">
                <text:p>1.96274814384914</text:p>
              </table:table-cell>
              <table:table-cell office:value-type="float" office:value="1.32643057392805">
                <text:p>1.32643057392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382356275465">
                <text:p>1.49382356275465</text:p>
              </table:table-cell>
              <table:table-cell office:value-type="float" office:value="2.02394110849076">
                <text:p>2.02394110849076</text:p>
              </table:table-cell>
              <table:table-cell office:value-type="float" office:value="1.96907945370616">
                <text:p>1.96907945370616</text:p>
              </table:table-cell>
              <table:table-cell office:value-type="float" office:value="2.08697321835713">
                <text:p>2.08697321835713</text:p>
              </table:table-cell>
              <table:table-cell office:value-type="float" office:value="1.24952916030358">
                <text:p>1.24952916030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2598315436179">
                <text:p>1.72598315436179</text:p>
              </table:table-cell>
              <table:table-cell office:value-type="float" office:value="2.04268304392068">
                <text:p>2.04268304392068</text:p>
              </table:table-cell>
              <table:table-cell office:value-type="float" office:value="2.10465949825869">
                <text:p>2.10465949825869</text:p>
              </table:table-cell>
              <table:table-cell office:value-type="float" office:value="2.13864194207489">
                <text:p>2.13864194207489</text:p>
              </table:table-cell>
              <table:table-cell office:value-type="float" office:value="1.38785198948426">
                <text:p>1.3878519894842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85940066815299">
                <text:p>1.85940066815299</text:p>
              </table:table-cell>
              <table:table-cell office:value-type="float" office:value="2.22310895543745">
                <text:p>2.22310895543745</text:p>
              </table:table-cell>
              <table:table-cell office:value-type="float" office:value="2.15879569145773">
                <text:p>2.15879569145773</text:p>
              </table:table-cell>
              <table:table-cell office:value-type="float" office:value="2.3515946268364">
                <text:p>2.3515946268364</text:p>
              </table:table-cell>
              <table:table-cell office:value-type="float" office:value="1.38684903640548">
                <text:p>1.3868490364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369461232202">
                <text:p>1.85369461232202</text:p>
              </table:table-cell>
              <table:table-cell office:value-type="float" office:value="2.37825866673385">
                <text:p>2.37825866673385</text:p>
              </table:table-cell>
              <table:table-cell office:value-type="float" office:value="2.23370265413711">
                <text:p>2.23370265413711</text:p>
              </table:table-cell>
              <table:table-cell office:value-type="float" office:value="2.33136310182239">
                <text:p>2.33136310182239</text:p>
              </table:table-cell>
              <table:table-cell office:value-type="float" office:value="1.27862772210531">
                <text:p>1.27862772210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3222524553821">
                <text:p>2.03222524553821</text:p>
              </table:table-cell>
              <table:table-cell office:value-type="float" office:value="2.30559401057485">
                <text:p>2.30559401057485</text:p>
              </table:table-cell>
              <table:table-cell office:value-type="float" office:value="2.26044359114012">
                <text:p>2.26044359114012</text:p>
              </table:table-cell>
              <table:table-cell office:value-type="float" office:value="2.63722786078457">
                <text:p>2.63722786078457</text:p>
              </table:table-cell>
              <table:table-cell office:value-type="float" office:value="1.32251528437218">
                <text:p>1.32251528437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4490670328811">
                <text:p>1.84490670328811</text:p>
              </table:table-cell>
              <table:table-cell office:value-type="float" office:value="2.40027484389217">
                <text:p>2.40027484389217</text:p>
              </table:table-cell>
              <table:table-cell office:value-type="float" office:value="2.40675140160657">
                <text:p>2.40675140160657</text:p>
              </table:table-cell>
              <table:table-cell office:value-type="float" office:value="2.54678384992898">
                <text:p>2.54678384992898</text:p>
              </table:table-cell>
              <table:table-cell office:value-type="float" office:value="1.34547949401673">
                <text:p>1.3454794940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0726630880365">
                <text:p>2.10726630880365</text:p>
              </table:table-cell>
              <table:table-cell office:value-type="float" office:value="2.51124720441366">
                <text:p>2.51124720441366</text:p>
              </table:table-cell>
              <table:table-cell office:value-type="float" office:value="2.45444822069131">
                <text:p>2.45444822069131</text:p>
              </table:table-cell>
              <table:table-cell office:value-type="float" office:value="2.44624935160735">
                <text:p>2.44624935160735</text:p>
              </table:table-cell>
              <table:table-cell office:value-type="float" office:value="1.53126233999165">
                <text:p>1.531262339991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0770216088593">
                <text:p>2.10770216088593</text:p>
              </table:table-cell>
              <table:table-cell office:value-type="float" office:value="2.64414571714012">
                <text:p>2.64414571714012</text:p>
              </table:table-cell>
              <table:table-cell office:value-type="float" office:value="2.49273369925983">
                <text:p>2.49273369925983</text:p>
              </table:table-cell>
              <table:table-cell office:value-type="float" office:value="2.66595029971615">
                <text:p>2.66595029971615</text:p>
              </table:table-cell>
              <table:table-cell office:value-type="float" office:value="1.65093077617748">
                <text:p>1.65093077617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507428363938">
                <text:p>2.11507428363938</text:p>
              </table:table-cell>
              <table:table-cell office:value-type="float" office:value="2.6937785159099">
                <text:p>2.6937785159099</text:p>
              </table:table-cell>
              <table:table-cell office:value-type="float" office:value="2.62875811842221">
                <text:p>2.62875811842221</text:p>
              </table:table-cell>
              <table:table-cell office:value-type="float" office:value="2.72352971514881">
                <text:p>2.72352971514881</text:p>
              </table:table-cell>
              <table:table-cell office:value-type="float" office:value="1.63309794066336">
                <text:p>1.63309794066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2620221760598">
                <text:p>1.92620221760598</text:p>
              </table:table-cell>
              <table:table-cell office:value-type="float" office:value="2.68953507055949">
                <text:p>2.68953507055949</text:p>
              </table:table-cell>
              <table:table-cell office:value-type="float" office:value="2.60452054349326">
                <text:p>2.60452054349326</text:p>
              </table:table-cell>
              <table:table-cell office:value-type="float" office:value="2.69519740594585">
                <text:p>2.69519740594585</text:p>
              </table:table-cell>
              <table:table-cell office:value-type="float" office:value="1.76902255356485">
                <text:p>1.76902255356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8954131041418">
                <text:p>2.18954131041418</text:p>
              </table:table-cell>
              <table:table-cell office:value-type="float" office:value="2.58821179129886">
                <text:p>2.58821179129886</text:p>
              </table:table-cell>
              <table:table-cell office:value-type="float" office:value="2.69791511773288">
                <text:p>2.69791511773288</text:p>
              </table:table-cell>
              <table:table-cell office:value-type="float" office:value="2.87454149549143">
                <text:p>2.87454149549143</text:p>
              </table:table-cell>
              <table:table-cell office:value-type="float" office:value="1.66800621672246">
                <text:p>1.66800621672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0631136979948">
                <text:p>2.40631136979948</text:p>
              </table:table-cell>
              <table:table-cell office:value-type="float" office:value="2.83105916480842">
                <text:p>2.83105916480842</text:p>
              </table:table-cell>
              <table:table-cell office:value-type="float" office:value="2.70861518644838">
                <text:p>2.70861518644838</text:p>
              </table:table-cell>
              <table:table-cell office:value-type="float" office:value="2.98314147523892">
                <text:p>2.98314147523892</text:p>
              </table:table-cell>
              <table:table-cell office:value-type="float" office:value="1.83127882298755">
                <text:p>1.8312788229875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2483280970337">
                <text:p>2.2483280970337</text:p>
              </table:table-cell>
              <table:table-cell office:value-type="float" office:value="2.86251096693113">
                <text:p>2.86251096693113</text:p>
              </table:table-cell>
              <table:table-cell office:value-type="float" office:value="2.73032561070688">
                <text:p>2.73032561070688</text:p>
              </table:table-cell>
              <table:table-cell office:value-type="float" office:value="2.86176035551745">
                <text:p>2.86176035551745</text:p>
              </table:table-cell>
              <table:table-cell office:value-type="float" office:value="1.83342181306685">
                <text:p>1.83342181306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8280714160229">
                <text:p>2.58280714160229</text:p>
              </table:table-cell>
              <table:table-cell office:value-type="float" office:value="2.88534594577291">
                <text:p>2.88534594577291</text:p>
              </table:table-cell>
              <table:table-cell office:value-type="float" office:value="2.82341919978045">
                <text:p>2.82341919978045</text:p>
              </table:table-cell>
              <table:table-cell office:value-type="float" office:value="2.97411960586588">
                <text:p>2.97411960586588</text:p>
              </table:table-cell>
              <table:table-cell office:value-type="float" office:value="1.99082825569184">
                <text:p>1.99082825569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0586319461333">
                <text:p>2.40586319461333</text:p>
              </table:table-cell>
              <table:table-cell office:value-type="float" office:value="2.92629012852887">
                <text:p>2.92629012852887</text:p>
              </table:table-cell>
              <table:table-cell office:value-type="float" office:value="2.93533554933267">
                <text:p>2.93533554933267</text:p>
              </table:table-cell>
              <table:table-cell office:value-type="float" office:value="3.05530976608949">
                <text:p>3.05530976608949</text:p>
              </table:table-cell>
              <table:table-cell office:value-type="float" office:value="1.84966810744137">
                <text:p>1.84966810744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660709010454">
                <text:p>2.83660709010454</text:p>
              </table:table-cell>
              <table:table-cell office:value-type="float" office:value="2.96250224060336">
                <text:p>2.96250224060336</text:p>
              </table:table-cell>
              <table:table-cell office:value-type="float" office:value="2.94348776611832">
                <text:p>2.94348776611832</text:p>
              </table:table-cell>
              <table:table-cell office:value-type="float" office:value="2.91244101689984">
                <text:p>2.91244101689984</text:p>
              </table:table-cell>
              <table:table-cell office:value-type="float" office:value="2.14986598187467">
                <text:p>2.14986598187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2806905252625">
                <text:p>2.52806905252625</text:p>
              </table:table-cell>
              <table:table-cell office:value-type="float" office:value="3.00839089328682">
                <text:p>3.00839089328682</text:p>
              </table:table-cell>
              <table:table-cell office:value-type="float" office:value="3.00333800445727">
                <text:p>3.00333800445727</text:p>
              </table:table-cell>
              <table:table-cell office:value-type="float" office:value="3.0841529409261">
                <text:p>3.0841529409261</text:p>
              </table:table-cell>
              <table:table-cell office:value-type="float" office:value="2.01378771568241">
                <text:p>2.0137877156824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5604285630047">
                <text:p>2.55604285630047</text:p>
              </table:table-cell>
              <table:table-cell office:value-type="float" office:value="3.07627623673518">
                <text:p>3.07627623673518</text:p>
              </table:table-cell>
              <table:table-cell office:value-type="float" office:value="3.00900694625818">
                <text:p>3.00900694625818</text:p>
              </table:table-cell>
              <table:table-cell office:value-type="float" office:value="3.18880564553123">
                <text:p>3.18880564553123</text:p>
              </table:table-cell>
              <table:table-cell office:value-type="float" office:value="2.40565190174701">
                <text:p>2.40565190174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429cm" svg:y="0.119cm" svg:width="6.808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4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771cm" svg:y="3.839cm" chart:style-name="ch6">
              <text:p>msort 3000000 t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</table:table-cell>
              <table:table-cell office:value-type="float" office:value="0.493786760877061">
                <text:p>0.493786760877061</text:p>
              </table:table-cell>
              <table:table-cell office:value-type="float" office:value="0.347831531450436">
                <text:p>0.347831531450436</text:p>
              </table:table-cell>
              <table:table-cell office:value-type="float" office:value="0.450430811133515">
                <text:p>0.450430811133515</text:p>
              </table:table-cell>
              <table:table-cell office:value-type="float" office:value="0.508171344591644">
                <text:p>0.508171344591644</text:p>
              </table:table-cell>
              <table:table-cell office:value-type="float" office:value="0.676449448820318">
                <text:p>0.676449448820318</text:p>
              </table:table-cell>
              <table:table-cell office:value-type="float" office:value="0.594268489508425">
                <text:p>0.594268489508425</text:p>
              </table:table-cell>
              <table:table-cell office:value-type="float" office:value="0.740513652874889">
                <text:p>0.740513652874889</text:p>
              </table:table-cell>
              <table:table-cell office:value-type="float" office:value="0.889094219243778">
                <text:p>0.889094219243778</text:p>
              </table:table-cell>
              <table:table-cell office:value-type="float" office:value="0.977915393221049">
                <text:p>0.977915393221049</text:p>
              </table:table-cell>
              <table:table-cell office:value-type="float" office:value="1.10847340205635">
                <text:p>1.10847340205635</text:p>
              </table:table-cell>
              <table:table-cell office:value-type="float" office:value="1.17763400371462">
                <text:p>1.17763400371462</text:p>
              </table:table-cell>
              <table:table-cell office:value-type="float" office:value="1.14523530379043">
                <text:p>1.14523530379043</text:p>
              </table:table-cell>
              <table:table-cell office:value-type="float" office:value="1.39231144184496">
                <text:p>1.39231144184496</text:p>
              </table:table-cell>
              <table:table-cell office:value-type="float" office:value="1.45618310631244">
                <text:p>1.45618310631244</text:p>
              </table:table-cell>
              <table:table-cell office:value-type="float" office:value="1.53142561246842">
                <text:p>1.53142561246842</text:p>
              </table:table-cell>
              <table:table-cell office:value-type="float" office:value="1.45812787446195">
                <text:p>1.45812787446195</text:p>
              </table:table-cell>
              <table:table-cell office:value-type="float" office:value="1.63239820812266">
                <text:p>1.63239820812266</text:p>
              </table:table-cell>
              <table:table-cell office:value-type="float" office:value="1.61404041474628">
                <text:p>1.61404041474628</text:p>
              </table:table-cell>
              <table:table-cell office:value-type="float" office:value="1.67603013206699">
                <text:p>1.67603013206699</text:p>
              </table:table-cell>
              <table:table-cell office:value-type="float" office:value="1.93434039704163">
                <text:p>1.93434039704163</text:p>
              </table:table-cell>
              <table:table-cell office:value-type="float" office:value="2.08828134265402">
                <text:p>2.08828134265402</text:p>
              </table:table-cell>
              <table:table-cell office:value-type="float" office:value="2.08806721217708">
                <text:p>2.08806721217708</text:p>
              </table:table-cell>
              <table:table-cell office:value-type="float" office:value="2.03423672037863">
                <text:p>2.03423672037863</text:p>
              </table:table-cell>
              <table:table-cell office:value-type="float" office:value="2.03927944326067">
                <text:p>2.03927944326067</text:p>
              </table:table-cell>
              <table:table-cell office:value-type="float" office:value="1.98348679746331">
                <text:p>1.98348679746331</text:p>
              </table:table-cell>
              <table:table-cell office:value-type="float" office:value="2.10780718842484">
                <text:p>2.10780718842484</text:p>
              </table:table-cell>
              <table:table-cell office:value-type="float" office:value="2.18543107107155">
                <text:p>2.18543107107155</text:p>
              </table:table-cell>
              <table:table-cell office:value-type="float" office:value="2.18658034477297">
                <text:p>2.18658034477297</text:p>
              </table:table-cell>
              <table:table-cell office:value-type="float" office:value="2.46817065183069">
                <text:p>2.46817065183069</text:p>
              </table:table-cell>
              <table:table-cell office:value-type="float" office:value="2.49735277701349">
                <text:p>2.49735277701349</text:p>
              </table:table-cell>
              <table:table-cell office:value-type="float" office:value="2.3228681450473">
                <text:p>2.3228681450473</text:p>
              </table:table-cell>
              <table:table-cell office:value-type="float" office:value="2.52462543965793">
                <text:p>2.52462543965793</text:p>
              </table:table-cell>
              <table:table-cell office:value-type="float" office:value="2.52440523740618">
                <text:p>2.52440523740618</text:p>
              </table:table-cell>
              <table:table-cell office:value-type="float" office:value="2.71677601809111">
                <text:p>2.71677601809111</text:p>
              </table:table-cell>
              <table:table-cell office:value-type="float" office:value="2.94805145153152">
                <text:p>2.94805145153152</text:p>
              </table:table-cell>
              <table:table-cell office:value-type="float" office:value="2.86818670357058">
                <text:p>2.86818670357058</text:p>
              </table:table-cell>
              <table:table-cell office:value-type="float" office:value="3.05886283505594">
                <text:p>3.05886283505594</text:p>
              </table:table-cell>
              <table:table-cell office:value-type="float" office:value="2.78846432784441">
                <text:p>2.78846432784441</text:p>
              </table:table-cell>
              <table:table-cell office:value-type="float" office:value="3.2630163893142">
                <text:p>3.2630163893142</text:p>
              </table:table-cell>
              <table:table-cell office:value-type="float" office:value="2.95447415354527">
                <text:p>2.95447415354527</text:p>
              </table:table-cell>
              <table:table-cell office:value-type="float" office:value="3.14715561394397">
                <text:p>3.14715561394397</text:p>
              </table:table-cell>
              <table:table-cell office:value-type="float" office:value="2.90921454902136">
                <text:p>2.90921454902136</text:p>
              </table:table-cell>
              <table:table-cell office:value-type="float" office:value="3.31606370737201">
                <text:p>3.31606370737201</text:p>
              </table:table-cell>
              <table:table-cell office:value-type="float" office:value="3.02796416829856">
                <text:p>3.02796416829856</text:p>
              </table:table-cell>
              <table:table-cell office:value-type="float" office:value="3.26743641280972">
                <text:p>3.26743641280972</text:p>
              </table:table-cell>
              <table:table-cell office:value-type="float" office:value="3.14141023439731">
                <text:p>3.14141023439731</text:p>
              </table:table-cell>
              <table:table-cell office:value-type="float" office:value="3.43422736367651">
                <text:p>3.43422736367651</text:p>
              </table:table-cell>
              <table:table-cell office:value-type="float" office:value="3.47165856787593">
                <text:p>3.47165856787593</text:p>
              </table:table-cell>
              <table:table-cell office:value-type="float" office:value="3.78288471290326">
                <text:p>3.78288471290326</text:p>
              </table:table-cell>
              <table:table-cell office:value-type="float" office:value="3.29477320232483">
                <text:p>3.29477320232483</text:p>
              </table:table-cell>
              <table:table-cell office:value-type="float" office:value="3.73302183751103">
                <text:p>3.73302183751103</text:p>
              </table:table-cell>
              <table:table-cell office:value-type="float" office:value="3.58084192958618">
                <text:p>3.58084192958618</text:p>
              </table:table-cell>
              <table:table-cell office:value-type="float" office:value="3.47686168912941">
                <text:p>3.47686168912941</text:p>
              </table:table-cell>
              <table:table-cell office:value-type="float" office:value="3.79468135175001">
                <text:p>3.79468135175001</text:p>
              </table:table-cell>
              <table:table-cell office:value-type="float" office:value="3.60182766788358">
                <text:p>3.60182766788358</text:p>
              </table:table-cell>
              <table:table-cell office:value-type="float" office:value="3.55800690394366">
                <text:p>3.55800690394366</text:p>
              </table:table-cell>
              <table:table-cell office:value-type="float" office:value="3.52726188651708">
                <text:p>3.52726188651708</text:p>
              </table:table-cell>
              <table:table-cell office:value-type="float" office:value="3.45161221320899">
                <text:p>3.45161221320899</text:p>
              </table:table-cell>
              <table:table-cell office:value-type="float" office:value="3.95530839027152">
                <text:p>3.95530839027152</text:p>
              </table:table-cell>
              <table:table-cell office:value-type="float" office:value="3.6814554349111">
                <text:p>3.6814554349111</text:p>
              </table:table-cell>
              <table:table-cell office:value-type="float" office:value="3.97781016541201">
                <text:p>3.97781016541201</text:p>
              </table:table-cell>
              <table:table-cell office:value-type="float" office:value="3.65309104257603">
                <text:p>3.65309104257603</text:p>
              </table:table-cell>
              <table:table-cell office:value-type="float" office:value="4.19570630539395">
                <text:p>4.19570630539395</text:p>
              </table:table-cell>
              <table:table-cell office:value-type="float" office:value="3.7650190941209">
                <text:p>3.7650190941209</text:p>
              </table:table-cell>
              <table:table-cell office:value-type="float" office:value="3.8005321445047">
                <text:p>3.8005321445047</text:p>
              </table:table-cell>
              <table:table-cell office:value-type="float" office:value="4.17718329651309">
                <text:p>4.17718329651309</text:p>
              </table:table-cell>
              <table:table-cell office:value-type="float" office:value="3.71381025427968">
                <text:p>3.71381025427968</text:p>
              </table:table-cell>
              <table:table-cell office:value-type="float" office:value="3.73392390597265">
                <text:p>3.73392390597265</text:p>
              </table:table-cell>
              <table:table-cell office:value-type="float" office:value="3.61776160820543">
                <text:p>3.61776160820543</text:p>
              </table:table-cell>
              <table:table-cell office:value-type="float" office:value="3.97779144668732">
                <text:p>3.97779144668732</text:p>
              </table:table-cell>
              <table:table-cell office:value-type="float" office:value="3.51465680430586">
                <text:p>3.51465680430586</text:p>
              </table:table-cell>
              <table:table-cell office:value-type="float" office:value="3.67381573557041">
                <text:p>3.67381573557041</text:p>
              </table:table-cell>
              <table:table-cell office:value-type="float" office:value="3.42197241100047">
                <text:p>3.42197241100047</text:p>
              </table:table-cell>
              <table:table-cell office:value-type="float" office:value="3.78944184659672">
                <text:p>3.78944184659672</text:p>
              </table:table-cell>
              <table:table-cell office:value-type="float" office:value="3.6319277348085">
                <text:p>3.6319277348085</text:p>
              </table:table-cell>
              <table:table-cell office:value-type="float" office:value="3.59181887742335">
                <text:p>3.59181887742335</text:p>
              </table:table-cell>
              <table:table-cell office:value-type="float" office:value="3.75871805146111">
                <text:p>3.75871805146111</text:p>
              </table:table-cell>
              <table:table-cell office:value-type="float" office:value="3.75118420860636">
                <text:p>3.75118420860636</text:p>
              </table:table-cell>
              <table:table-cell office:value-type="float" office:value="3.77502550614098">
                <text:p>3.77502550614098</text:p>
              </table:table-cell>
              <table:table-cell office:value-type="float" office:value="3.84360019947396">
                <text:p>3.84360019947396</text:p>
              </table:table-cell>
              <table:table-cell office:value-type="float" office:value="3.91371622605586">
                <text:p>3.91371622605586</text:p>
              </table:table-cell>
              <table:table-cell office:value-type="float" office:value="3.74943211101376">
                <text:p>3.74943211101376</text:p>
              </table:table-cell>
              <table:table-cell office:value-type="float" office:value="3.72660966715993">
                <text:p>3.72660966715993</text:p>
              </table:table-cell>
              <table:table-cell office:value-type="float" office:value="3.93290146385583">
                <text:p>3.93290146385583</text:p>
              </table:table-cell>
              <table:table-cell office:value-type="float" office:value="4.49509954360567">
                <text:p>4.49509954360567</text:p>
              </table:table-cell>
              <table:table-cell office:value-type="float" office:value="4.24171522652393">
                <text:p>4.24171522652393</text:p>
              </table:table-cell>
              <table:table-cell office:value-type="float" office:value="3.8332302960314">
                <text:p>3.8332302960314</text:p>
              </table:table-cell>
              <table:table-cell office:value-type="float" office:value="3.72480914127637">
                <text:p>3.72480914127637</text:p>
              </table:table-cell>
              <table:table-cell office:value-type="float" office:value="3.65054178130901">
                <text:p>3.65054178130901</text:p>
              </table:table-cell>
              <table:table-cell office:value-type="float" office:value="4.08453935304139">
                <text:p>4.08453935304139</text:p>
              </table:table-cell>
              <table:table-cell office:value-type="float" office:value="3.7460607404792">
                <text:p>3.7460607404792</text:p>
              </table:table-cell>
              <table:table-cell office:value-type="float" office:value="3.972012423549">
                <text:p>3.972012423549</text:p>
              </table:table-cell>
              <table:table-cell office:value-type="float" office:value="3.70740977774197">
                <text:p>3.70740977774197</text:p>
              </table:table-cell>
              <table:table-cell office:value-type="float" office:value="3.92378847688508">
                <text:p>3.92378847688508</text:p>
              </table:table-cell>
              <table:table-cell office:value-type="float" office:value="4.28535003106622">
                <text:p>4.28535003106622</text:p>
              </table:table-cell>
              <table:table-cell office:value-type="float" office:value="3.63454449566247">
                <text:p>3.63454449566247</text:p>
              </table:table-cell>
              <table:table-cell office:value-type="float" office:value="3.56424400253726">
                <text:p>3.56424400253726</text:p>
              </table:table-cell>
              <table:table-cell office:value-type="float" office:value="3.89263469306434">
                <text:p>3.89263469306434</text:p>
              </table:table-cell>
              <table:table-cell office:value-type="float" office:value="4.02937836745562">
                <text:p>4.02937836745562</text:p>
              </table:table-cell>
              <table:table-cell office:value-type="float" office:value="3.8710891199194">
                <text:p>3.8710891199194</text:p>
              </table:table-cell>
              <table:table-cell office:value-type="float" office:value="3.63127186734453">
                <text:p>3.63127186734453</text:p>
              </table:table-cell>
              <table:table-cell office:value-type="float" office:value="3.76681964935515">
                <text:p>3.76681964935515</text:p>
              </table:table-cell>
              <table:table-cell office:value-type="float" office:value="3.70931182941608">
                <text:p>3.70931182941608</text:p>
              </table:table-cell>
              <table:table-cell office:value-type="float" office:value="3.99076587268714">
                <text:p>3.99076587268714</text:p>
              </table:table-cell>
              <table:table-cell office:value-type="float" office:value="4.06599940128367">
                <text:p>4.06599940128367</text:p>
              </table:table-cell>
              <table:table-cell office:value-type="float" office:value="4.03967590226254">
                <text:p>4.03967590226254</text:p>
              </table:table-cell>
              <table:table-cell office:value-type="float" office:value="3.7212672067075">
                <text:p>3.7212672067075</text:p>
              </table:table-cell>
              <table:table-cell office:value-type="float" office:value="3.68711811484202">
                <text:p>3.68711811484202</text:p>
              </table:table-cell>
              <table:table-cell office:value-type="float" office:value="3.61851648048931">
                <text:p>3.61851648048931</text:p>
              </table:table-cell>
              <table:table-cell office:value-type="float" office:value="3.50118452705936">
                <text:p>3.50118452705936</text:p>
              </table:table-cell>
              <table:table-cell office:value-type="float" office:value="3.69596160085486">
                <text:p>3.69596160085486</text:p>
              </table:table-cell>
              <table:table-cell office:value-type="float" office:value="3.86156994500215">
                <text:p>3.86156994500215</text:p>
              </table:table-cell>
              <table:table-cell office:value-type="float" office:value="3.75043588093045">
                <text:p>3.75043588093045</text:p>
              </table:table-cell>
              <table:table-cell office:value-type="float" office:value="3.95061632181185">
                <text:p>3.95061632181185</text:p>
              </table:table-cell>
              <table:table-cell office:value-type="float" office:value="3.72022573033722">
                <text:p>3.72022573033722</text:p>
              </table:table-cell>
              <table:table-cell office:value-type="float" office:value="3.82729420709498">
                <text:p>3.82729420709498</text:p>
              </table:table-cell>
              <table:table-cell office:value-type="float" office:value="3.85456839526756">
                <text:p>3.85456839526756</text:p>
              </table:table-cell>
              <table:table-cell office:value-type="float" office:value="3.9055357944364">
                <text:p>3.9055357944364</text:p>
              </table:table-cell>
              <table:table-cell office:value-type="float" office:value="3.90116420170555">
                <text:p>3.90116420170555</text:p>
              </table:table-cell>
              <table:table-cell office:value-type="float" office:value="3.91397114034057">
                <text:p>3.91397114034057</text:p>
              </table:table-cell>
              <table:table-cell office:value-type="float" office:value="3.67322326778449">
                <text:p>3.67322326778449</text:p>
              </table:table-cell>
              <table:table-cell office:value-type="float" office:value="3.52186054979721">
                <text:p>3.52186054979721</text:p>
              </table:table-cell>
              <table:table-cell office:value-type="float" office:value="3.75412054661303">
                <text:p>3.75412054661303</text:p>
              </table:table-cell>
              <table:table-cell office:value-type="float" office:value="3.70970354470308">
                <text:p>3.70970354470308</text:p>
              </table:table-cell>
              <table:table-cell office:value-type="float" office:value="3.55639034120593">
                <text:p>3.55639034120593</text:p>
              </table:table-cell>
              <table:table-cell office:value-type="float" office:value="4.08884434048535">
                <text:p>4.08884434048535</text:p>
              </table:table-cell>
              <table:table-cell office:value-type="float" office:value="3.45223117843741">
                <text:p>3.45223117843741</text:p>
              </table:table-cell>
              <table:table-cell office:value-type="float" office:value="3.66130777846745">
                <text:p>3.66130777846745</text:p>
              </table:table-cell>
              <table:table-cell office:value-type="float" office:value="3.65705144895987">
                <text:p>3.65705144895987</text:p>
              </table:table-cell>
              <table:table-cell office:value-type="float" office:value="3.56451169752281">
                <text:p>3.56451169752281</text:p>
              </table:table-cell>
              <table:table-cell office:value-type="float" office:value="3.52503209110532">
                <text:p>3.52503209110532</text:p>
              </table:table-cell>
              <table:table-cell office:value-type="float" office:value="3.37866731459804">
                <text:p>3.37866731459804</text:p>
              </table:table-cell>
              <table:table-cell office:value-type="float" office:value="3.48297377329244">
                <text:p>3.48297377329244</text:p>
              </table:table-cell>
              <table:table-cell office:value-type="float" office:value="3.69504343868504">
                <text:p>3.69504343868504</text:p>
              </table:table-cell>
              <table:table-cell office:value-type="float" office:value="3.55926075368732">
                <text:p>3.55926075368732</text:p>
              </table:table-cell>
              <table:table-cell office:value-type="float" office:value="3.83023801845935">
                <text:p>3.83023801845935</text:p>
              </table:table-cell>
              <table:table-cell office:value-type="float" office:value="3.49140963187974">
                <text:p>3.49140963187974</text:p>
              </table:table-cell>
              <table:table-cell office:value-type="float" office:value="3.32130333772597">
                <text:p>3.32130333772597</text:p>
              </table:table-cell>
              <table:table-cell office:value-type="float" office:value="3.46032447545855">
                <text:p>3.46032447545855</text:p>
              </table:table-cell>
              <table:table-cell office:value-type="float" office:value="3.37657381516419">
                <text:p>3.37657381516419</text:p>
              </table:table-cell>
              <table:table-cell office:value-type="float" office:value="3.58794639790774">
                <text:p>3.58794639790774</text:p>
              </table:table-cell>
              <table:table-cell office:value-type="float" office:value="3.48477726387091">
                <text:p>3.48477726387091</text:p>
              </table:table-cell>
              <table:table-cell office:value-type="float" office:value="4.10563824024754">
                <text:p>4.10563824024754</text:p>
              </table:table-cell>
              <table:table-cell office:value-type="float" office:value="3.70258901705314">
                <text:p>3.70258901705314</text:p>
              </table:table-cell>
              <table:table-cell office:value-type="float" office:value="3.61058746362734">
                <text:p>3.61058746362734</text:p>
              </table:table-cell>
              <table:table-cell office:value-type="float" office:value="3.42764833794513">
                <text:p>3.42764833794513</text:p>
              </table:table-cell>
              <table:table-cell office:value-type="float" office:value="3.56775672594726">
                <text:p>3.56775672594726</text:p>
              </table:table-cell>
              <table:table-cell office:value-type="float" office:value="3.56311411224629">
                <text:p>3.56311411224629</text:p>
              </table:table-cell>
              <table:table-cell office:value-type="float" office:value="3.36825523527583">
                <text:p>3.36825523527583</text:p>
              </table:table-cell>
              <table:table-cell office:value-type="float" office:value="3.36242091558445">
                <text:p>3.36242091558445</text:p>
              </table:table-cell>
              <table:table-cell office:value-type="float" office:value="3.51967912118474">
                <text:p>3.51967912118474</text:p>
              </table:table-cell>
              <table:table-cell office:value-type="float" office:value="3.24472662275976">
                <text:p>3.24472662275976</text:p>
              </table:table-cell>
              <table:table-cell office:value-type="float" office:value="3.3728962001455">
                <text:p>3.3728962001455</text:p>
              </table:table-cell>
              <table:table-cell office:value-type="float" office:value="3.26121166258465">
                <text:p>3.26121166258465</text:p>
              </table:table-cell>
              <table:table-cell office:value-type="float" office:value="3.32311679618954">
                <text:p>3.32311679618954</text:p>
              </table:table-cell>
              <table:table-cell office:value-type="float" office:value="3.39377980579533">
                <text:p>3.39377980579533</text:p>
              </table:table-cell>
              <table:table-cell office:value-type="float" office:value="3.25546236686335">
                <text:p>3.25546236686335</text:p>
              </table:table-cell>
              <table:table-cell office:value-type="float" office:value="3.48460155402304">
                <text:p>3.48460155402304</text:p>
              </table:table-cell>
              <table:table-cell office:value-type="float" office:value="3.23448113252046">
                <text:p>3.23448113252046</text:p>
              </table:table-cell>
              <table:table-cell office:value-type="float" office:value="3.40496387444816">
                <text:p>3.40496387444816</text:p>
              </table:table-cell>
              <table:table-cell office:value-type="float" office:value="3.28660681532052">
                <text:p>3.28660681532052</text:p>
              </table:table-cell>
              <table:table-cell office:value-type="float" office:value="3.63095833776231">
                <text:p>3.63095833776231</text:p>
              </table:table-cell>
              <table:table-cell office:value-type="float" office:value="3.27735899405445">
                <text:p>3.27735899405445</text:p>
              </table:table-cell>
              <table:table-cell office:value-type="float" office:value="3.42691089034715">
                <text:p>3.42691089034715</text:p>
              </table:table-cell>
              <table:table-cell office:value-type="float" office:value="3.25193456293575">
                <text:p>3.25193456293575</text:p>
              </table:table-cell>
              <table:table-cell office:value-type="float" office:value="3.56307016963874">
                <text:p>3.56307016963874</text:p>
              </table:table-cell>
              <table:table-cell office:value-type="float" office:value="3.31482979743969">
                <text:p>3.31482979743969</text:p>
              </table:table-cell>
              <table:table-cell office:value-type="float" office:value="3.34871065426439">
                <text:p>3.34871065426439</text:p>
              </table:table-cell>
              <table:table-cell office:value-type="float" office:value="3.33699705743657">
                <text:p>3.33699705743657</text:p>
              </table:table-cell>
              <table:table-cell office:value-type="float" office:value="3.15424584155909">
                <text:p>3.15424584155909</text:p>
              </table:table-cell>
              <table:table-cell office:value-type="float" office:value="3.30273587209655">
                <text:p>3.30273587209655</text:p>
              </table:table-cell>
              <table:table-cell office:value-type="float" office:value="3.59702563314182">
                <text:p>3.59702563314182</text:p>
              </table:table-cell>
              <table:table-cell office:value-type="float" office:value="3.31927580431202">
                <text:p>3.31927580431202</text:p>
              </table:table-cell>
              <table:table-cell office:value-type="float" office:value="3.22234372559742">
                <text:p>3.22234372559742</text:p>
              </table:table-cell>
              <table:table-cell office:value-type="float" office:value="3.34129896246226">
                <text:p>3.34129896246226</text:p>
              </table:table-cell>
              <table:table-cell office:value-type="float" office:value="3.21443160601184">
                <text:p>3.21443160601184</text:p>
              </table:table-cell>
              <table:table-cell office:value-type="float" office:value="3.21291189447302">
                <text:p>3.21291189447302</text:p>
              </table:table-cell>
              <table:table-cell office:value-type="float" office:value="3.30855441998225">
                <text:p>3.30855441998225</text:p>
              </table:table-cell>
              <table:table-cell office:value-type="float" office:value="3.13596760747302">
                <text:p>3.13596760747302</text:p>
              </table:table-cell>
              <table:table-cell office:value-type="float" office:value="3.53600234274035">
                <text:p>3.53600234274035</text:p>
              </table:table-cell>
              <table:table-cell office:value-type="float" office:value="3.08087783230034">
                <text:p>3.08087783230034</text:p>
              </table:table-cell>
              <table:table-cell office:value-type="float" office:value="3.07570133982902">
                <text:p>3.07570133982902</text:p>
              </table:table-cell>
              <table:table-cell office:value-type="float" office:value="3.24572336677298">
                <text:p>3.24572336677298</text:p>
              </table:table-cell>
              <table:table-cell office:value-type="float" office:value="2.95375534211157">
                <text:p>2.95375534211157</text:p>
              </table:table-cell>
              <table:table-cell office:value-type="float" office:value="3.39455185760263">
                <text:p>3.39455185760263</text:p>
              </table:table-cell>
              <table:table-cell office:value-type="float" office:value="3.22209326273726">
                <text:p>3.22209326273726</text:p>
              </table:table-cell>
              <table:table-cell office:value-type="float" office:value="3.10385192954378">
                <text:p>3.10385192954378</text:p>
              </table:table-cell>
              <table:table-cell office:value-type="float" office:value="2.98656172299701">
                <text:p>2.98656172299701</text:p>
              </table:table-cell>
              <table:table-cell office:value-type="float" office:value="3.02942065388912">
                <text:p>3.02942065388912</text:p>
              </table:table-cell>
              <table:table-cell office:value-type="float" office:value="3.11311970621932">
                <text:p>3.11311970621932</text:p>
              </table:table-cell>
              <table:table-cell office:value-type="float" office:value="2.90346932237306">
                <text:p>2.90346932237306</text:p>
              </table:table-cell>
              <table:table-cell office:value-type="float" office:value="3.03562337664082">
                <text:p>3.03562337664082</text:p>
              </table:table-cell>
              <table:table-cell office:value-type="float" office:value="3.31564978195468">
                <text:p>3.31564978195468</text:p>
              </table:table-cell>
              <table:table-cell office:value-type="float" office:value="3.00414346848764">
                <text:p>3.00414346848764</text:p>
              </table:table-cell>
              <table:table-cell office:value-type="float" office:value="3.01401139353234">
                <text:p>3.01401139353234</text:p>
              </table:table-cell>
              <table:table-cell office:value-type="float" office:value="2.83312798318017">
                <text:p>2.83312798318017</text:p>
              </table:table-cell>
              <table:table-cell office:value-type="float" office:value="3.151064313317">
                <text:p>3.151064313317</text:p>
              </table:table-cell>
              <table:table-cell office:value-type="float" office:value="3.07595072514675">
                <text:p>3.07595072514675</text:p>
              </table:table-cell>
              <table:table-cell office:value-type="float" office:value="2.80254501542519">
                <text:p>2.80254501542519</text:p>
              </table:table-cell>
              <table:table-cell office:value-type="float" office:value="2.87374969026117">
                <text:p>2.87374969026117</text:p>
              </table:table-cell>
              <table:table-cell office:value-type="float" office:value="2.92948515966654">
                <text:p>2.92948515966654</text:p>
              </table:table-cell>
              <table:table-cell office:value-type="float" office:value="2.99616586077157">
                <text:p>2.99616586077157</text:p>
              </table:table-cell>
              <table:table-cell office:value-type="float" office:value="3.06002967524621">
                <text:p>3.06002967524621</text:p>
              </table:table-cell>
              <table:table-cell office:value-type="float" office:value="2.87483640916937">
                <text:p>2.87483640916937</text:p>
              </table:table-cell>
              <table:table-cell office:value-type="float" office:value="2.95861236607847">
                <text:p>2.95861236607847</text:p>
              </table:table-cell>
              <table:table-cell office:value-type="float" office:value="3.01307143743546">
                <text:p>3.01307143743546</text:p>
              </table:table-cell>
              <table:table-cell office:value-type="float" office:value="3.17186362000632">
                <text:p>3.17186362000632</text:p>
              </table:table-cell>
              <table:table-cell office:value-type="float" office:value="2.92382527432342">
                <text:p>2.92382527432342</text:p>
              </table:table-cell>
              <table:table-cell office:value-type="float" office:value="3.12062935734451">
                <text:p>3.12062935734451</text:p>
              </table:table-cell>
              <table:table-cell office:value-type="float" office:value="2.98433286445926">
                <text:p>2.98433286445926</text:p>
              </table:table-cell>
              <table:table-cell office:value-type="float" office:value="2.69660108975572">
                <text:p>2.69660108975572</text:p>
              </table:table-cell>
              <table:table-cell office:value-type="float" office:value="3.27743636013641">
                <text:p>3.27743636013641</text:p>
              </table:table-cell>
              <table:table-cell office:value-type="float" office:value="2.74653837206238">
                <text:p>2.74653837206238</text:p>
              </table:table-cell>
              <table:table-cell office:value-type="float" office:value="3.13333588733823">
                <text:p>3.13333588733823</text:p>
              </table:table-cell>
              <table:table-cell office:value-type="float" office:value="2.7907615620431">
                <text:p>2.7907615620431</text:p>
              </table:table-cell>
              <table:table-cell office:value-type="float" office:value="2.66181889083059">
                <text:p>2.66181889083059</text:p>
              </table:table-cell>
              <table:table-cell office:value-type="float" office:value="2.92966230985151">
                <text:p>2.92966230985151</text:p>
              </table:table-cell>
              <table:table-cell office:value-type="float" office:value="2.90893125176912">
                <text:p>2.90893125176912</text:p>
              </table:table-cell>
              <table:table-cell office:value-type="float" office:value="2.73770043135552">
                <text:p>2.73770043135552</text:p>
              </table:table-cell>
              <table:table-cell office:value-type="float" office:value="2.93028857174565">
                <text:p>2.93028857174565</text:p>
              </table:table-cell>
              <table:table-cell office:value-type="float" office:value="2.81267806616722">
                <text:p>2.81267806616722</text:p>
              </table:table-cell>
              <table:table-cell office:value-type="float" office:value="2.84109170793451">
                <text:p>2.84109170793451</text:p>
              </table:table-cell>
              <table:table-cell office:value-type="float" office:value="2.85864214157801">
                <text:p>2.85864214157801</text:p>
              </table:table-cell>
              <table:table-cell office:value-type="float" office:value="2.9919988027359">
                <text:p>2.9919988027359</text:p>
              </table:table-cell>
              <table:table-cell office:value-type="float" office:value="3.00402006396333">
                <text:p>3.00402006396333</text:p>
              </table:table-cell>
              <table:table-cell office:value-type="float" office:value="2.76849743360508">
                <text:p>2.76849743360508</text:p>
              </table:table-cell>
              <table:table-cell office:value-type="float" office:value="2.50267202127407">
                <text:p>2.50267202127407</text:p>
              </table:table-cell>
              <table:table-cell office:value-type="float" office:value="2.7591337956672">
                <text:p>2.7591337956672</text:p>
              </table:table-cell>
              <table:table-cell office:value-type="float" office:value="2.58991209632082">
                <text:p>2.58991209632082</text:p>
              </table:table-cell>
              <table:table-cell office:value-type="float" office:value="2.40315303372581">
                <text:p>2.40315303372581</text:p>
              </table:table-cell>
              <table:table-cell office:value-type="float" office:value="2.79983070243416">
                <text:p>2.79983070243416</text:p>
              </table:table-cell>
              <table:table-cell office:value-type="float" office:value="2.71889096009681">
                <text:p>2.71889096009681</text:p>
              </table:table-cell>
              <table:table-cell office:value-type="float" office:value="2.56994036932142">
                <text:p>2.56994036932142</text:p>
              </table:table-cell>
              <table:table-cell office:value-type="float" office:value="2.96900318557274">
                <text:p>2.96900318557274</text:p>
              </table:table-cell>
              <table:table-cell office:value-type="float" office:value="2.62510990491568">
                <text:p>2.62510990491568</text:p>
              </table:table-cell>
              <table:table-cell office:value-type="float" office:value="2.77439302228176">
                <text:p>2.77439302228176</text:p>
              </table:table-cell>
              <table:table-cell office:value-type="float" office:value="2.50138555212078">
                <text:p>2.50138555212078</text:p>
              </table:table-cell>
              <table:table-cell office:value-type="float" office:value="2.70262059154559">
                <text:p>2.70262059154559</text:p>
              </table:table-cell>
              <table:table-cell office:value-type="float" office:value="2.53406757999492">
                <text:p>2.53406757999492</text:p>
              </table:table-cell>
              <table:table-cell office:value-type="float" office:value="2.55604285630047">
                <text:p>2.55604285630047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0.493219248798013">
                <text:p>0.493219248798013</text:p>
              </table:table-cell>
              <table:table-cell office:value-type="float" office:value="0.264080494399193">
                <text:p>0.264080494399193</text:p>
              </table:table-cell>
              <table:table-cell office:value-type="float" office:value="0.27580138180525">
                <text:p>0.27580138180525</text:p>
              </table:table-cell>
              <table:table-cell office:value-type="float" office:value="0.25957164401664">
                <text:p>0.25957164401664</text:p>
              </table:table-cell>
              <table:table-cell office:value-type="float" office:value="0.381599592826471">
                <text:p>0.381599592826471</text:p>
              </table:table-cell>
              <table:table-cell office:value-type="float" office:value="0.417151965293039">
                <text:p>0.417151965293039</text:p>
              </table:table-cell>
              <table:table-cell office:value-type="float" office:value="0.465482994508622">
                <text:p>0.465482994508622</text:p>
              </table:table-cell>
              <table:table-cell office:value-type="float" office:value="0.462865306035832">
                <text:p>0.462865306035832</text:p>
              </table:table-cell>
              <table:table-cell office:value-type="float" office:value="0.578022776390406">
                <text:p>0.578022776390406</text:p>
              </table:table-cell>
              <table:table-cell office:value-type="float" office:value="0.65460043088694">
                <text:p>0.65460043088694</text:p>
              </table:table-cell>
              <table:table-cell office:value-type="float" office:value="0.690458617993214">
                <text:p>0.690458617993214</text:p>
              </table:table-cell>
              <table:table-cell office:value-type="float" office:value="0.664196674769074">
                <text:p>0.664196674769074</text:p>
              </table:table-cell>
              <table:table-cell office:value-type="float" office:value="0.780700764535332">
                <text:p>0.780700764535332</text:p>
              </table:table-cell>
              <table:table-cell office:value-type="float" office:value="0.88357164830451">
                <text:p>0.88357164830451</text:p>
              </table:table-cell>
              <table:table-cell office:value-type="float" office:value="0.897524918095498">
                <text:p>0.897524918095498</text:p>
              </table:table-cell>
              <table:table-cell office:value-type="float" office:value="0.856718949527039">
                <text:p>0.856718949527039</text:p>
              </table:table-cell>
              <table:table-cell office:value-type="float" office:value="0.974276243285658">
                <text:p>0.974276243285658</text:p>
              </table:table-cell>
              <table:table-cell office:value-type="float" office:value="0.946139166401078">
                <text:p>0.946139166401078</text:p>
              </table:table-cell>
              <table:table-cell office:value-type="float" office:value="1.05174828206547">
                <text:p>1.05174828206547</text:p>
              </table:table-cell>
              <table:table-cell office:value-type="float" office:value="1.08162290247352">
                <text:p>1.08162290247352</text:p>
              </table:table-cell>
              <table:table-cell office:value-type="float" office:value="1.10821335229617">
                <text:p>1.10821335229617</text:p>
              </table:table-cell>
              <table:table-cell office:value-type="float" office:value="1.20841219812365">
                <text:p>1.20841219812365</text:p>
              </table:table-cell>
              <table:table-cell office:value-type="float" office:value="1.22500790071966">
                <text:p>1.22500790071966</text:p>
              </table:table-cell>
              <table:table-cell office:value-type="float" office:value="1.17897387173096">
                <text:p>1.17897387173096</text:p>
              </table:table-cell>
              <table:table-cell office:value-type="float" office:value="1.25988463548773">
                <text:p>1.25988463548773</text:p>
              </table:table-cell>
              <table:table-cell office:value-type="float" office:value="1.37632200683496">
                <text:p>1.37632200683496</text:p>
              </table:table-cell>
              <table:table-cell office:value-type="float" office:value="1.41650661276123">
                <text:p>1.41650661276123</text:p>
              </table:table-cell>
              <table:table-cell office:value-type="float" office:value="1.34627371108054">
                <text:p>1.34627371108054</text:p>
              </table:table-cell>
              <table:table-cell office:value-type="float" office:value="1.40350225828742">
                <text:p>1.40350225828742</text:p>
              </table:table-cell>
              <table:table-cell office:value-type="float" office:value="1.5493043221">
                <text:p>1.5493043221</text:p>
              </table:table-cell>
              <table:table-cell office:value-type="float" office:value="1.55854534985813">
                <text:p>1.55854534985813</text:p>
              </table:table-cell>
              <table:table-cell office:value-type="float" office:value="1.51623352089885">
                <text:p>1.51623352089885</text:p>
              </table:table-cell>
              <table:table-cell office:value-type="float" office:value="1.67668901038512">
                <text:p>1.67668901038512</text:p>
              </table:table-cell>
              <table:table-cell office:value-type="float" office:value="1.62029988001588">
                <text:p>1.62029988001588</text:p>
              </table:table-cell>
              <table:table-cell office:value-type="float" office:value="1.75471807868807">
                <text:p>1.75471807868807</text:p>
              </table:table-cell>
              <table:table-cell office:value-type="float" office:value="1.62103712529448">
                <text:p>1.62103712529448</text:p>
              </table:table-cell>
              <table:table-cell office:value-type="float" office:value="1.74369599326354">
                <text:p>1.74369599326354</text:p>
              </table:table-cell>
              <table:table-cell office:value-type="float" office:value="1.74900023612633">
                <text:p>1.74900023612633</text:p>
              </table:table-cell>
              <table:table-cell office:value-type="float" office:value="1.86517729865628">
                <text:p>1.86517729865628</text:p>
              </table:table-cell>
              <table:table-cell office:value-type="float" office:value="1.70863717052942">
                <text:p>1.70863717052942</text:p>
              </table:table-cell>
              <table:table-cell office:value-type="float" office:value="1.95287850439894">
                <text:p>1.95287850439894</text:p>
              </table:table-cell>
              <table:table-cell office:value-type="float" office:value="1.93356648105165">
                <text:p>1.93356648105165</text:p>
              </table:table-cell>
              <table:table-cell office:value-type="float" office:value="1.98004929963611">
                <text:p>1.98004929963611</text:p>
              </table:table-cell>
              <table:table-cell office:value-type="float" office:value="1.81711086924146">
                <text:p>1.81711086924146</text:p>
              </table:table-cell>
              <table:table-cell office:value-type="float" office:value="1.99135037877746">
                <text:p>1.99135037877746</text:p>
              </table:table-cell>
              <table:table-cell office:value-type="float" office:value="2.18408965526077">
                <text:p>2.18408965526077</text:p>
              </table:table-cell>
              <table:table-cell office:value-type="float" office:value="2.03322215171155">
                <text:p>2.03322215171155</text:p>
              </table:table-cell>
              <table:table-cell office:value-type="float" office:value="2.05006591821447">
                <text:p>2.05006591821447</text:p>
              </table:table-cell>
              <table:table-cell office:value-type="float" office:value="2.23494201055685">
                <text:p>2.23494201055685</text:p>
              </table:table-cell>
              <table:table-cell office:value-type="float" office:value="2.1840368367748">
                <text:p>2.1840368367748</text:p>
              </table:table-cell>
              <table:table-cell office:value-type="float" office:value="2.11850303194786">
                <text:p>2.11850303194786</text:p>
              </table:table-cell>
              <table:table-cell office:value-type="float" office:value="2.18598593266582">
                <text:p>2.18598593266582</text:p>
              </table:table-cell>
              <table:table-cell office:value-type="float" office:value="2.24213663596032">
                <text:p>2.24213663596032</text:p>
              </table:table-cell>
              <table:table-cell office:value-type="float" office:value="2.27909969354738">
                <text:p>2.27909969354738</text:p>
              </table:table-cell>
              <table:table-cell office:value-type="float" office:value="2.18252608743481">
                <text:p>2.18252608743481</text:p>
              </table:table-cell>
              <table:table-cell office:value-type="float" office:value="2.24139000759998">
                <text:p>2.24139000759998</text:p>
              </table:table-cell>
              <table:table-cell office:value-type="float" office:value="2.34988746404864">
                <text:p>2.34988746404864</text:p>
              </table:table-cell>
              <table:table-cell office:value-type="float" office:value="2.4408628204259">
                <text:p>2.4408628204259</text:p>
              </table:table-cell>
              <table:table-cell office:value-type="float" office:value="2.42144203433281">
                <text:p>2.42144203433281</text:p>
              </table:table-cell>
              <table:table-cell office:value-type="float" office:value="2.48272175038568">
                <text:p>2.48272175038568</text:p>
              </table:table-cell>
              <table:table-cell office:value-type="float" office:value="2.47434883066378">
                <text:p>2.47434883066378</text:p>
              </table:table-cell>
              <table:table-cell office:value-type="float" office:value="2.4247517236128">
                <text:p>2.4247517236128</text:p>
              </table:table-cell>
              <table:table-cell office:value-type="float" office:value="2.41057805043075">
                <text:p>2.41057805043075</text:p>
              </table:table-cell>
              <table:table-cell office:value-type="float" office:value="2.5034406512316">
                <text:p>2.5034406512316</text:p>
              </table:table-cell>
              <table:table-cell office:value-type="float" office:value="2.64897869784763">
                <text:p>2.64897869784763</text:p>
              </table:table-cell>
              <table:table-cell office:value-type="float" office:value="2.62580349197962">
                <text:p>2.62580349197962</text:p>
              </table:table-cell>
              <table:table-cell office:value-type="float" office:value="2.71180158675428">
                <text:p>2.71180158675428</text:p>
              </table:table-cell>
              <table:table-cell office:value-type="float" office:value="2.52227975421376">
                <text:p>2.52227975421376</text:p>
              </table:table-cell>
              <table:table-cell office:value-type="float" office:value="2.62067768090113">
                <text:p>2.62067768090113</text:p>
              </table:table-cell>
              <table:table-cell office:value-type="float" office:value="2.54112295301023">
                <text:p>2.54112295301023</text:p>
              </table:table-cell>
              <table:table-cell office:value-type="float" office:value="2.65635046072102">
                <text:p>2.65635046072102</text:p>
              </table:table-cell>
              <table:table-cell office:value-type="float" office:value="2.67025833584328">
                <text:p>2.67025833584328</text:p>
              </table:table-cell>
              <table:table-cell office:value-type="float" office:value="2.70098708317455">
                <text:p>2.70098708317455</text:p>
              </table:table-cell>
              <table:table-cell office:value-type="float" office:value="2.70823518750807">
                <text:p>2.70823518750807</text:p>
              </table:table-cell>
              <table:table-cell office:value-type="float" office:value="2.64052654743652">
                <text:p>2.64052654743652</text:p>
              </table:table-cell>
              <table:table-cell office:value-type="float" office:value="2.74992042247778">
                <text:p>2.74992042247778</text:p>
              </table:table-cell>
              <table:table-cell office:value-type="float" office:value="2.85402402251667">
                <text:p>2.85402402251667</text:p>
              </table:table-cell>
              <table:table-cell office:value-type="float" office:value="2.83693804236372">
                <text:p>2.83693804236372</text:p>
              </table:table-cell>
              <table:table-cell office:value-type="float" office:value="2.77061052365878">
                <text:p>2.77061052365878</text:p>
              </table:table-cell>
              <table:table-cell office:value-type="float" office:value="2.80780248279024">
                <text:p>2.80780248279024</text:p>
              </table:table-cell>
              <table:table-cell office:value-type="float" office:value="2.97379491596547">
                <text:p>2.97379491596547</text:p>
              </table:table-cell>
              <table:table-cell office:value-type="float" office:value="2.88274059293996">
                <text:p>2.88274059293996</text:p>
              </table:table-cell>
              <table:table-cell office:value-type="float" office:value="2.9620810265264">
                <text:p>2.9620810265264</text:p>
              </table:table-cell>
              <table:table-cell office:value-type="float" office:value="2.9637563603907">
                <text:p>2.9637563603907</text:p>
              </table:table-cell>
              <table:table-cell office:value-type="float" office:value="2.81640719272063">
                <text:p>2.81640719272063</text:p>
              </table:table-cell>
              <table:table-cell office:value-type="float" office:value="2.8854673821108">
                <text:p>2.8854673821108</text:p>
              </table:table-cell>
              <table:table-cell office:value-type="float" office:value="2.91101261062843">
                <text:p>2.91101261062843</text:p>
              </table:table-cell>
              <table:table-cell office:value-type="float" office:value="2.8510453663997">
                <text:p>2.8510453663997</text:p>
              </table:table-cell>
              <table:table-cell office:value-type="float" office:value="2.86578289534936">
                <text:p>2.86578289534936</text:p>
              </table:table-cell>
              <table:table-cell office:value-type="float" office:value="2.90766154925346">
                <text:p>2.90766154925346</text:p>
              </table:table-cell>
              <table:table-cell office:value-type="float" office:value="2.91749600730109">
                <text:p>2.91749600730109</text:p>
              </table:table-cell>
              <table:table-cell office:value-type="float" office:value="2.84573141688969">
                <text:p>2.84573141688969</text:p>
              </table:table-cell>
              <table:table-cell office:value-type="float" office:value="3.05214601231141">
                <text:p>3.05214601231141</text:p>
              </table:table-cell>
              <table:table-cell office:value-type="float" office:value="2.87487941029918">
                <text:p>2.87487941029918</text:p>
              </table:table-cell>
              <table:table-cell office:value-type="float" office:value="3.07937574023165">
                <text:p>3.07937574023165</text:p>
              </table:table-cell>
              <table:table-cell office:value-type="float" office:value="3.0810380488013">
                <text:p>3.0810380488013</text:p>
              </table:table-cell>
              <table:table-cell office:value-type="float" office:value="3.22656486468688">
                <text:p>3.22656486468688</text:p>
              </table:table-cell>
              <table:table-cell office:value-type="float" office:value="3.09594804430446">
                <text:p>3.09594804430446</text:p>
              </table:table-cell>
              <table:table-cell office:value-type="float" office:value="3.07856859565115">
                <text:p>3.07856859565115</text:p>
              </table:table-cell>
              <table:table-cell office:value-type="float" office:value="3.01808511146285">
                <text:p>3.01808511146285</text:p>
              </table:table-cell>
              <table:table-cell office:value-type="float" office:value="3.14869687472539">
                <text:p>3.14869687472539</text:p>
              </table:table-cell>
              <table:table-cell office:value-type="float" office:value="3.01763297950286">
                <text:p>3.01763297950286</text:p>
              </table:table-cell>
              <table:table-cell office:value-type="float" office:value="3.04507999416717">
                <text:p>3.04507999416717</text:p>
              </table:table-cell>
              <table:table-cell office:value-type="float" office:value="3.08117132711609">
                <text:p>3.08117132711609</text:p>
              </table:table-cell>
              <table:table-cell office:value-type="float" office:value="3.13040306406561">
                <text:p>3.13040306406561</text:p>
              </table:table-cell>
              <table:table-cell office:value-type="float" office:value="2.9713075218518">
                <text:p>2.9713075218518</text:p>
              </table:table-cell>
              <table:table-cell office:value-type="float" office:value="3.07933211139745">
                <text:p>3.07933211139745</text:p>
              </table:table-cell>
              <table:table-cell office:value-type="float" office:value="3.03584786825685">
                <text:p>3.03584786825685</text:p>
              </table:table-cell>
              <table:table-cell office:value-type="float" office:value="3.05331094141683">
                <text:p>3.05331094141683</text:p>
              </table:table-cell>
              <table:table-cell office:value-type="float" office:value="3.00955094706381">
                <text:p>3.00955094706381</text:p>
              </table:table-cell>
              <table:table-cell office:value-type="float" office:value="3.08428848318735">
                <text:p>3.08428848318735</text:p>
              </table:table-cell>
              <table:table-cell office:value-type="float" office:value="3.11613817719734">
                <text:p>3.11613817719734</text:p>
              </table:table-cell>
              <table:table-cell office:value-type="float" office:value="3.28478797313904">
                <text:p>3.28478797313904</text:p>
              </table:table-cell>
              <table:table-cell office:value-type="float" office:value="3.07878583078006">
                <text:p>3.07878583078006</text:p>
              </table:table-cell>
              <table:table-cell office:value-type="float" office:value="3.07890974562634">
                <text:p>3.07890974562634</text:p>
              </table:table-cell>
              <table:table-cell office:value-type="float" office:value="3.08693675267451">
                <text:p>3.08693675267451</text:p>
              </table:table-cell>
              <table:table-cell office:value-type="float" office:value="3.19856473635419">
                <text:p>3.19856473635419</text:p>
              </table:table-cell>
              <table:table-cell office:value-type="float" office:value="3.18726201435778">
                <text:p>3.18726201435778</text:p>
              </table:table-cell>
              <table:table-cell office:value-type="float" office:value="3.10088200874862">
                <text:p>3.10088200874862</text:p>
              </table:table-cell>
              <table:table-cell office:value-type="float" office:value="3.23759947374689">
                <text:p>3.23759947374689</text:p>
              </table:table-cell>
              <table:table-cell office:value-type="float" office:value="3.19544535620205">
                <text:p>3.19544535620205</text:p>
              </table:table-cell>
              <table:table-cell office:value-type="float" office:value="3.22407528764618">
                <text:p>3.22407528764618</text:p>
              </table:table-cell>
              <table:table-cell office:value-type="float" office:value="3.12777373383003">
                <text:p>3.12777373383003</text:p>
              </table:table-cell>
              <table:table-cell office:value-type="float" office:value="3.2957437222038">
                <text:p>3.2957437222038</text:p>
              </table:table-cell>
              <table:table-cell office:value-type="float" office:value="3.2574462045876">
                <text:p>3.2574462045876</text:p>
              </table:table-cell>
              <table:table-cell office:value-type="float" office:value="3.05736705375472">
                <text:p>3.05736705375472</text:p>
              </table:table-cell>
              <table:table-cell office:value-type="float" office:value="3.13489089887752">
                <text:p>3.13489089887752</text:p>
              </table:table-cell>
              <table:table-cell office:value-type="float" office:value="3.13243354840574">
                <text:p>3.13243354840574</text:p>
              </table:table-cell>
              <table:table-cell office:value-type="float" office:value="3.36654740745918">
                <text:p>3.36654740745918</text:p>
              </table:table-cell>
              <table:table-cell office:value-type="float" office:value="3.47286835391253">
                <text:p>3.47286835391253</text:p>
              </table:table-cell>
              <table:table-cell office:value-type="float" office:value="3.39360423687523">
                <text:p>3.39360423687523</text:p>
              </table:table-cell>
              <table:table-cell office:value-type="float" office:value="3.18993153051428">
                <text:p>3.18993153051428</text:p>
              </table:table-cell>
              <table:table-cell office:value-type="float" office:value="3.30601430058722">
                <text:p>3.30601430058722</text:p>
              </table:table-cell>
              <table:table-cell office:value-type="float" office:value="3.28014115391664">
                <text:p>3.28014115391664</text:p>
              </table:table-cell>
              <table:table-cell office:value-type="float" office:value="3.30640091350268">
                <text:p>3.30640091350268</text:p>
              </table:table-cell>
              <table:table-cell office:value-type="float" office:value="3.08762858788972">
                <text:p>3.08762858788972</text:p>
              </table:table-cell>
              <table:table-cell office:value-type="float" office:value="3.43381078746437">
                <text:p>3.43381078746437</text:p>
              </table:table-cell>
              <table:table-cell office:value-type="float" office:value="3.22533850015859">
                <text:p>3.22533850015859</text:p>
              </table:table-cell>
              <table:table-cell office:value-type="float" office:value="3.18215689404328">
                <text:p>3.18215689404328</text:p>
              </table:table-cell>
              <table:table-cell office:value-type="float" office:value="3.18540788249362">
                <text:p>3.18540788249362</text:p>
              </table:table-cell>
              <table:table-cell office:value-type="float" office:value="3.40277469359485">
                <text:p>3.40277469359485</text:p>
              </table:table-cell>
              <table:table-cell office:value-type="float" office:value="3.16338193139626">
                <text:p>3.16338193139626</text:p>
              </table:table-cell>
              <table:table-cell office:value-type="float" office:value="3.20985441698995">
                <text:p>3.20985441698995</text:p>
              </table:table-cell>
              <table:table-cell office:value-type="float" office:value="3.15123275502611">
                <text:p>3.15123275502611</text:p>
              </table:table-cell>
              <table:table-cell office:value-type="float" office:value="3.36634419749766">
                <text:p>3.36634419749766</text:p>
              </table:table-cell>
              <table:table-cell office:value-type="float" office:value="3.44481287480364">
                <text:p>3.44481287480364</text:p>
              </table:table-cell>
              <table:table-cell office:value-type="float" office:value="3.35013256026553">
                <text:p>3.35013256026553</text:p>
              </table:table-cell>
              <table:table-cell office:value-type="float" office:value="3.29731149778484">
                <text:p>3.29731149778484</text:p>
              </table:table-cell>
              <table:table-cell office:value-type="float" office:value="3.21141802039203">
                <text:p>3.21141802039203</text:p>
              </table:table-cell>
              <table:table-cell office:value-type="float" office:value="3.18017909080065">
                <text:p>3.18017909080065</text:p>
              </table:table-cell>
              <table:table-cell office:value-type="float" office:value="3.15785632748638">
                <text:p>3.15785632748638</text:p>
              </table:table-cell>
              <table:table-cell office:value-type="float" office:value="3.1294042816372">
                <text:p>3.1294042816372</text:p>
              </table:table-cell>
              <table:table-cell office:value-type="float" office:value="3.44841052622698">
                <text:p>3.44841052622698</text:p>
              </table:table-cell>
              <table:table-cell office:value-type="float" office:value="3.17174075115518">
                <text:p>3.17174075115518</text:p>
              </table:table-cell>
              <table:table-cell office:value-type="float" office:value="3.31706408426766">
                <text:p>3.31706408426766</text:p>
              </table:table-cell>
              <table:table-cell office:value-type="float" office:value="3.24193188630992">
                <text:p>3.24193188630992</text:p>
              </table:table-cell>
              <table:table-cell office:value-type="float" office:value="3.25474862771694">
                <text:p>3.25474862771694</text:p>
              </table:table-cell>
              <table:table-cell office:value-type="float" office:value="3.16827909708164">
                <text:p>3.16827909708164</text:p>
              </table:table-cell>
              <table:table-cell office:value-type="float" office:value="3.16122583625404">
                <text:p>3.16122583625404</text:p>
              </table:table-cell>
              <table:table-cell office:value-type="float" office:value="3.19601428058786">
                <text:p>3.19601428058786</text:p>
              </table:table-cell>
              <table:table-cell office:value-type="float" office:value="3.42745914517313">
                <text:p>3.42745914517313</text:p>
              </table:table-cell>
              <table:table-cell office:value-type="float" office:value="3.22485612269199">
                <text:p>3.22485612269199</text:p>
              </table:table-cell>
              <table:table-cell office:value-type="float" office:value="3.19477217089817">
                <text:p>3.19477217089817</text:p>
              </table:table-cell>
              <table:table-cell office:value-type="float" office:value="3.34029375459512">
                <text:p>3.34029375459512</text:p>
              </table:table-cell>
              <table:table-cell office:value-type="float" office:value="3.31958211990628">
                <text:p>3.31958211990628</text:p>
              </table:table-cell>
              <table:table-cell office:value-type="float" office:value="3.3365630519977">
                <text:p>3.3365630519977</text:p>
              </table:table-cell>
              <table:table-cell office:value-type="float" office:value="3.1093986884862">
                <text:p>3.1093986884862</text:p>
              </table:table-cell>
              <table:table-cell office:value-type="float" office:value="3.13150599950567">
                <text:p>3.13150599950567</text:p>
              </table:table-cell>
              <table:table-cell office:value-type="float" office:value="3.16659292422088">
                <text:p>3.16659292422088</text:p>
              </table:table-cell>
              <table:table-cell office:value-type="float" office:value="3.09204118708847">
                <text:p>3.09204118708847</text:p>
              </table:table-cell>
              <table:table-cell office:value-type="float" office:value="3.1508984449335">
                <text:p>3.1508984449335</text:p>
              </table:table-cell>
              <table:table-cell office:value-type="float" office:value="3.0366248438108">
                <text:p>3.0366248438108</text:p>
              </table:table-cell>
              <table:table-cell office:value-type="float" office:value="3.23482441297646">
                <text:p>3.23482441297646</text:p>
              </table:table-cell>
              <table:table-cell office:value-type="float" office:value="3.23971706175842">
                <text:p>3.23971706175842</text:p>
              </table:table-cell>
              <table:table-cell office:value-type="float" office:value="3.18622030092314">
                <text:p>3.18622030092314</text:p>
              </table:table-cell>
              <table:table-cell office:value-type="float" office:value="3.10208526722988">
                <text:p>3.10208526722988</text:p>
              </table:table-cell>
              <table:table-cell office:value-type="float" office:value="3.24265152704512">
                <text:p>3.24265152704512</text:p>
              </table:table-cell>
              <table:table-cell office:value-type="float" office:value="3.23494545986314">
                <text:p>3.23494545986314</text:p>
              </table:table-cell>
              <table:table-cell office:value-type="float" office:value="3.14760714234113">
                <text:p>3.14760714234113</text:p>
              </table:table-cell>
              <table:table-cell office:value-type="float" office:value="3.21078840582007">
                <text:p>3.21078840582007</text:p>
              </table:table-cell>
              <table:table-cell office:value-type="float" office:value="3.33467990035367">
                <text:p>3.33467990035367</text:p>
              </table:table-cell>
              <table:table-cell office:value-type="float" office:value="3.18068690588715">
                <text:p>3.18068690588715</text:p>
              </table:table-cell>
              <table:table-cell office:value-type="float" office:value="3.23541239727115">
                <text:p>3.23541239727115</text:p>
              </table:table-cell>
              <table:table-cell office:value-type="float" office:value="3.10555839433944">
                <text:p>3.10555839433944</text:p>
              </table:table-cell>
              <table:table-cell office:value-type="float" office:value="3.15500412690038">
                <text:p>3.15500412690038</text:p>
              </table:table-cell>
              <table:table-cell office:value-type="float" office:value="3.1075447302321">
                <text:p>3.1075447302321</text:p>
              </table:table-cell>
              <table:table-cell office:value-type="float" office:value="3.12848947120463">
                <text:p>3.12848947120463</text:p>
              </table:table-cell>
              <table:table-cell office:value-type="float" office:value="3.23131670184232">
                <text:p>3.23131670184232</text:p>
              </table:table-cell>
              <table:table-cell office:value-type="float" office:value="3.0801180392968">
                <text:p>3.0801180392968</text:p>
              </table:table-cell>
              <table:table-cell office:value-type="float" office:value="3.15986076843212">
                <text:p>3.15986076843212</text:p>
              </table:table-cell>
              <table:table-cell office:value-type="float" office:value="3.04015911791922">
                <text:p>3.04015911791922</text:p>
              </table:table-cell>
              <table:table-cell office:value-type="float" office:value="3.04292819601249">
                <text:p>3.04292819601249</text:p>
              </table:table-cell>
              <table:table-cell office:value-type="float" office:value="3.55146561894789">
                <text:p>3.55146561894789</text:p>
              </table:table-cell>
              <table:table-cell office:value-type="float" office:value="3.33023643173036">
                <text:p>3.33023643173036</text:p>
              </table:table-cell>
              <table:table-cell office:value-type="float" office:value="3.24119109224216">
                <text:p>3.24119109224216</text:p>
              </table:table-cell>
              <table:table-cell office:value-type="float" office:value="3.15341543913329">
                <text:p>3.15341543913329</text:p>
              </table:table-cell>
              <table:table-cell office:value-type="float" office:value="3.34347775400654">
                <text:p>3.34347775400654</text:p>
              </table:table-cell>
              <table:table-cell office:value-type="float" office:value="3.17054186108538">
                <text:p>3.17054186108538</text:p>
              </table:table-cell>
              <table:table-cell office:value-type="float" office:value="3.09580873738259">
                <text:p>3.09580873738259</text:p>
              </table:table-cell>
              <table:table-cell office:value-type="float" office:value="3.2041574713633">
                <text:p>3.2041574713633</text:p>
              </table:table-cell>
              <table:table-cell office:value-type="float" office:value="3.60044861740426">
                <text:p>3.60044861740426</text:p>
              </table:table-cell>
              <table:table-cell office:value-type="float" office:value="3.17839769548435">
                <text:p>3.17839769548435</text:p>
              </table:table-cell>
              <table:table-cell office:value-type="float" office:value="3.24011292682423">
                <text:p>3.24011292682423</text:p>
              </table:table-cell>
              <table:table-cell office:value-type="float" office:value="3.1447166444451">
                <text:p>3.1447166444451</text:p>
              </table:table-cell>
              <table:table-cell office:value-type="float" office:value="3.49751358912601">
                <text:p>3.49751358912601</text:p>
              </table:table-cell>
              <table:table-cell office:value-type="float" office:value="3.23043311083555">
                <text:p>3.23043311083555</text:p>
              </table:table-cell>
              <table:table-cell office:value-type="float" office:value="3.14505603180429">
                <text:p>3.14505603180429</text:p>
              </table:table-cell>
              <table:table-cell office:value-type="float" office:value="3.2139451532811">
                <text:p>3.2139451532811</text:p>
              </table:table-cell>
              <table:table-cell office:value-type="float" office:value="3.43090698588674">
                <text:p>3.43090698588674</text:p>
              </table:table-cell>
              <table:table-cell office:value-type="float" office:value="3.2938296106499">
                <text:p>3.2938296106499</text:p>
              </table:table-cell>
              <table:table-cell office:value-type="float" office:value="3.24414135383933">
                <text:p>3.24414135383933</text:p>
              </table:table-cell>
              <table:table-cell office:value-type="float" office:value="3.16015403953945">
                <text:p>3.16015403953945</text:p>
              </table:table-cell>
              <table:table-cell office:value-type="float" office:value="3.44439857738559">
                <text:p>3.44439857738559</text:p>
              </table:table-cell>
              <table:table-cell office:value-type="float" office:value="3.13189631612655">
                <text:p>3.13189631612655</text:p>
              </table:table-cell>
              <table:table-cell office:value-type="float" office:value="3.04358829261474">
                <text:p>3.04358829261474</text:p>
              </table:table-cell>
              <table:table-cell office:value-type="float" office:value="3.16583163497333">
                <text:p>3.16583163497333</text:p>
              </table:table-cell>
              <table:table-cell office:value-type="float" office:value="3.12765721406262">
                <text:p>3.12765721406262</text:p>
              </table:table-cell>
              <table:table-cell office:value-type="float" office:value="3.17492084115745">
                <text:p>3.17492084115745</text:p>
              </table:table-cell>
              <table:table-cell office:value-type="float" office:value="3.17639678661283">
                <text:p>3.17639678661283</text:p>
              </table:table-cell>
              <table:table-cell office:value-type="float" office:value="3.12952219856387">
                <text:p>3.12952219856387</text:p>
              </table:table-cell>
              <table:table-cell office:value-type="float" office:value="3.34557155133783">
                <text:p>3.34557155133783</text:p>
              </table:table-cell>
              <table:table-cell office:value-type="float" office:value="3.10027927672636">
                <text:p>3.10027927672636</text:p>
              </table:table-cell>
              <table:table-cell office:value-type="float" office:value="3.11985087746532">
                <text:p>3.11985087746532</text:p>
              </table:table-cell>
              <table:table-cell office:value-type="float" office:value="3.12292792112932">
                <text:p>3.12292792112932</text:p>
              </table:table-cell>
              <table:table-cell office:value-type="float" office:value="3.28844209657715">
                <text:p>3.28844209657715</text:p>
              </table:table-cell>
              <table:table-cell office:value-type="float" office:value="3.30837885713013">
                <text:p>3.30837885713013</text:p>
              </table:table-cell>
              <table:table-cell office:value-type="float" office:value="3.08069641750602">
                <text:p>3.08069641750602</text:p>
              </table:table-cell>
              <table:table-cell office:value-type="float" office:value="3.11581690669152">
                <text:p>3.11581690669152</text:p>
              </table:table-cell>
              <table:table-cell office:value-type="float" office:value="3.10439243720369">
                <text:p>3.10439243720369</text:p>
              </table:table-cell>
              <table:table-cell office:value-type="float" office:value="3.16156019765488">
                <text:p>3.16156019765488</text:p>
              </table:table-cell>
              <table:table-cell office:value-type="float" office:value="3.10197085345808">
                <text:p>3.10197085345808</text:p>
              </table:table-cell>
              <table:table-cell office:value-type="float" office:value="3.25684014654958">
                <text:p>3.25684014654958</text:p>
              </table:table-cell>
              <table:table-cell office:value-type="float" office:value="3.07982841665225">
                <text:p>3.07982841665225</text:p>
              </table:table-cell>
              <table:table-cell office:value-type="float" office:value="3.17737500319372">
                <text:p>3.17737500319372</text:p>
              </table:table-cell>
              <table:table-cell office:value-type="float" office:value="3.18005167941792">
                <text:p>3.18005167941792</text:p>
              </table:table-cell>
              <table:table-cell office:value-type="float" office:value="3.05674455869327">
                <text:p>3.05674455869327</text:p>
              </table:table-cell>
              <table:table-cell office:value-type="float" office:value="3.07498170809954">
                <text:p>3.07498170809954</text:p>
              </table:table-cell>
              <table:table-cell office:value-type="float" office:value="3.04321749037136">
                <text:p>3.04321749037136</text:p>
              </table:table-cell>
              <table:table-cell office:value-type="float" office:value="3.12448100532491">
                <text:p>3.12448100532491</text:p>
              </table:table-cell>
              <table:table-cell office:value-type="float" office:value="3.07627623673518">
                <text:p>3.07627623673518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0.494114063026102">
                <text:p>0.494114063026102</text:p>
              </table:table-cell>
              <table:table-cell office:value-type="float" office:value="0.351311400667969">
                <text:p>0.351311400667969</text:p>
              </table:table-cell>
              <table:table-cell office:value-type="float" office:value="0.458109462558533">
                <text:p>0.458109462558533</text:p>
              </table:table-cell>
              <table:table-cell office:value-type="float" office:value="0.550619929651905">
                <text:p>0.550619929651905</text:p>
              </table:table-cell>
              <table:table-cell office:value-type="float" office:value="0.534620318431645">
                <text:p>0.534620318431645</text:p>
              </table:table-cell>
              <table:table-cell office:value-type="float" office:value="0.644449144893067">
                <text:p>0.644449144893067</text:p>
              </table:table-cell>
              <table:table-cell office:value-type="float" office:value="0.739340961074267">
                <text:p>0.739340961074267</text:p>
              </table:table-cell>
              <table:table-cell office:value-type="float" office:value="0.894380726557166">
                <text:p>0.894380726557166</text:p>
              </table:table-cell>
              <table:table-cell office:value-type="float" office:value="0.940863088626863">
                <text:p>0.940863088626863</text:p>
              </table:table-cell>
              <table:table-cell office:value-type="float" office:value="1.10906872956708">
                <text:p>1.10906872956708</text:p>
              </table:table-cell>
              <table:table-cell office:value-type="float" office:value="1.16962495671162">
                <text:p>1.16962495671162</text:p>
              </table:table-cell>
              <table:table-cell office:value-type="float" office:value="1.18142436282309">
                <text:p>1.18142436282309</text:p>
              </table:table-cell>
              <table:table-cell office:value-type="float" office:value="1.41558246022855">
                <text:p>1.41558246022855</text:p>
              </table:table-cell>
              <table:table-cell office:value-type="float" office:value="1.52090100676989">
                <text:p>1.52090100676989</text:p>
              </table:table-cell>
              <table:table-cell office:value-type="float" office:value="1.55340900023714">
                <text:p>1.55340900023714</text:p>
              </table:table-cell>
              <table:table-cell office:value-type="float" office:value="1.42834968372266">
                <text:p>1.42834968372266</text:p>
              </table:table-cell>
              <table:table-cell office:value-type="float" office:value="1.6257395456465">
                <text:p>1.6257395456465</text:p>
              </table:table-cell>
              <table:table-cell office:value-type="float" office:value="1.74056412718169">
                <text:p>1.74056412718169</text:p>
              </table:table-cell>
              <table:table-cell office:value-type="float" office:value="1.59547995785593">
                <text:p>1.59547995785593</text:p>
              </table:table-cell>
              <table:table-cell office:value-type="float" office:value="1.94451488767851">
                <text:p>1.94451488767851</text:p>
              </table:table-cell>
              <table:table-cell office:value-type="float" office:value="2.1582851201591">
                <text:p>2.1582851201591</text:p>
              </table:table-cell>
              <table:table-cell office:value-type="float" office:value="1.94899704417023">
                <text:p>1.94899704417023</text:p>
              </table:table-cell>
              <table:table-cell office:value-type="float" office:value="1.99411157344696">
                <text:p>1.99411157344696</text:p>
              </table:table-cell>
              <table:table-cell office:value-type="float" office:value="2.2285791593541">
                <text:p>2.2285791593541</text:p>
              </table:table-cell>
              <table:table-cell office:value-type="float" office:value="2.3728552676683">
                <text:p>2.3728552676683</text:p>
              </table:table-cell>
              <table:table-cell office:value-type="float" office:value="2.25920618767293">
                <text:p>2.25920618767293</text:p>
              </table:table-cell>
              <table:table-cell office:value-type="float" office:value="2.42718110010506">
                <text:p>2.42718110010506</text:p>
              </table:table-cell>
              <table:table-cell office:value-type="float" office:value="2.31559154187861">
                <text:p>2.31559154187861</text:p>
              </table:table-cell>
              <table:table-cell office:value-type="float" office:value="2.47624541793718">
                <text:p>2.47624541793718</text:p>
              </table:table-cell>
              <table:table-cell office:value-type="float" office:value="2.57860358524832">
                <text:p>2.57860358524832</text:p>
              </table:table-cell>
              <table:table-cell office:value-type="float" office:value="2.53168875098683">
                <text:p>2.53168875098683</text:p>
              </table:table-cell>
              <table:table-cell office:value-type="float" office:value="2.51521871417955">
                <text:p>2.51521871417955</text:p>
              </table:table-cell>
              <table:table-cell office:value-type="float" office:value="2.74180159750526">
                <text:p>2.74180159750526</text:p>
              </table:table-cell>
              <table:table-cell office:value-type="float" office:value="3.00920844185968">
                <text:p>3.00920844185968</text:p>
              </table:table-cell>
              <table:table-cell office:value-type="float" office:value="2.78721490891513">
                <text:p>2.78721490891513</text:p>
              </table:table-cell>
              <table:table-cell office:value-type="float" office:value="2.9604997194085">
                <text:p>2.9604997194085</text:p>
              </table:table-cell>
              <table:table-cell office:value-type="float" office:value="3.04044072636154">
                <text:p>3.04044072636154</text:p>
              </table:table-cell>
              <table:table-cell office:value-type="float" office:value="2.94627175213676">
                <text:p>2.94627175213676</text:p>
              </table:table-cell>
              <table:table-cell office:value-type="float" office:value="3.16339699609891">
                <text:p>3.16339699609891</text:p>
              </table:table-cell>
              <table:table-cell office:value-type="float" office:value="3.22881037344993">
                <text:p>3.22881037344993</text:p>
              </table:table-cell>
              <table:table-cell office:value-type="float" office:value="3.28128547938079">
                <text:p>3.28128547938079</text:p>
              </table:table-cell>
              <table:table-cell office:value-type="float" office:value="3.36882831559611">
                <text:p>3.36882831559611</text:p>
              </table:table-cell>
              <table:table-cell office:value-type="float" office:value="3.30476577865471">
                <text:p>3.30476577865471</text:p>
              </table:table-cell>
              <table:table-cell office:value-type="float" office:value="3.19445137996057">
                <text:p>3.19445137996057</text:p>
              </table:table-cell>
              <table:table-cell office:value-type="float" office:value="3.38723800782065">
                <text:p>3.38723800782065</text:p>
              </table:table-cell>
              <table:table-cell office:value-type="float" office:value="3.52185387813554">
                <text:p>3.52185387813554</text:p>
              </table:table-cell>
              <table:table-cell office:value-type="float" office:value="3.63155341625077">
                <text:p>3.63155341625077</text:p>
              </table:table-cell>
              <table:table-cell office:value-type="float" office:value="3.63538226645969">
                <text:p>3.63538226645969</text:p>
              </table:table-cell>
              <table:table-cell office:value-type="float" office:value="3.60267329749102">
                <text:p>3.60267329749102</text:p>
              </table:table-cell>
              <table:table-cell office:value-type="float" office:value="3.62804105635267">
                <text:p>3.62804105635267</text:p>
              </table:table-cell>
              <table:table-cell office:value-type="float" office:value="3.60857388177072">
                <text:p>3.60857388177072</text:p>
              </table:table-cell>
              <table:table-cell office:value-type="float" office:value="3.85531605046826">
                <text:p>3.85531605046826</text:p>
              </table:table-cell>
              <table:table-cell office:value-type="float" office:value="3.95887232057739">
                <text:p>3.95887232057739</text:p>
              </table:table-cell>
              <table:table-cell office:value-type="float" office:value="3.5771179620409">
                <text:p>3.5771179620409</text:p>
              </table:table-cell>
              <table:table-cell office:value-type="float" office:value="3.97175294347203">
                <text:p>3.97175294347203</text:p>
              </table:table-cell>
              <table:table-cell office:value-type="float" office:value="3.91023374960182">
                <text:p>3.91023374960182</text:p>
              </table:table-cell>
              <table:table-cell office:value-type="float" office:value="3.9724385172798">
                <text:p>3.9724385172798</text:p>
              </table:table-cell>
              <table:table-cell office:value-type="float" office:value="4.00161094420002">
                <text:p>4.00161094420002</text:p>
              </table:table-cell>
              <table:table-cell office:value-type="float" office:value="4.06424920274619">
                <text:p>4.06424920274619</text:p>
              </table:table-cell>
              <table:table-cell office:value-type="float" office:value="3.75528811854988">
                <text:p>3.75528811854988</text:p>
              </table:table-cell>
              <table:table-cell office:value-type="float" office:value="4.09227105415585">
                <text:p>4.09227105415585</text:p>
              </table:table-cell>
              <table:table-cell office:value-type="float" office:value="4.3095704896506">
                <text:p>4.3095704896506</text:p>
              </table:table-cell>
              <table:table-cell office:value-type="float" office:value="4.26784913391454">
                <text:p>4.26784913391454</text:p>
              </table:table-cell>
              <table:table-cell office:value-type="float" office:value="4.29274624843122">
                <text:p>4.29274624843122</text:p>
              </table:table-cell>
              <table:table-cell office:value-type="float" office:value="4.23937691728195">
                <text:p>4.23937691728195</text:p>
              </table:table-cell>
              <table:table-cell office:value-type="float" office:value="4.05615241419767">
                <text:p>4.05615241419767</text:p>
              </table:table-cell>
              <table:table-cell office:value-type="float" office:value="4.21365247705539">
                <text:p>4.21365247705539</text:p>
              </table:table-cell>
              <table:table-cell office:value-type="float" office:value="4.15714109366324">
                <text:p>4.15714109366324</text:p>
              </table:table-cell>
              <table:table-cell office:value-type="float" office:value="4.19947226769748">
                <text:p>4.19947226769748</text:p>
              </table:table-cell>
              <table:table-cell office:value-type="float" office:value="4.3250381306923">
                <text:p>4.3250381306923</text:p>
              </table:table-cell>
              <table:table-cell office:value-type="float" office:value="4.36928583226848">
                <text:p>4.36928583226848</text:p>
              </table:table-cell>
              <table:table-cell office:value-type="float" office:value="4.14003685497866">
                <text:p>4.14003685497866</text:p>
              </table:table-cell>
              <table:table-cell office:value-type="float" office:value="4.36309548082235">
                <text:p>4.36309548082235</text:p>
              </table:table-cell>
              <table:table-cell office:value-type="float" office:value="4.08274592191053">
                <text:p>4.08274592191053</text:p>
              </table:table-cell>
              <table:table-cell office:value-type="float" office:value="4.63331730039899">
                <text:p>4.63331730039899</text:p>
              </table:table-cell>
              <table:table-cell office:value-type="float" office:value="4.24207385144274">
                <text:p>4.24207385144274</text:p>
              </table:table-cell>
              <table:table-cell office:value-type="float" office:value="4.33326557300067">
                <text:p>4.33326557300067</text:p>
              </table:table-cell>
              <table:table-cell office:value-type="float" office:value="4.29780377123792">
                <text:p>4.29780377123792</text:p>
              </table:table-cell>
              <table:table-cell office:value-type="float" office:value="4.25503826246759">
                <text:p>4.25503826246759</text:p>
              </table:table-cell>
              <table:table-cell office:value-type="float" office:value="4.11691527907668">
                <text:p>4.11691527907668</text:p>
              </table:table-cell>
              <table:table-cell office:value-type="float" office:value="4.13887488616661">
                <text:p>4.13887488616661</text:p>
              </table:table-cell>
              <table:table-cell office:value-type="float" office:value="3.9728127803782">
                <text:p>3.9728127803782</text:p>
              </table:table-cell>
              <table:table-cell office:value-type="float" office:value="4.32288751238246">
                <text:p>4.32288751238246</text:p>
              </table:table-cell>
              <table:table-cell office:value-type="float" office:value="4.22233307988359">
                <text:p>4.22233307988359</text:p>
              </table:table-cell>
              <table:table-cell office:value-type="float" office:value="4.31600224013103">
                <text:p>4.31600224013103</text:p>
              </table:table-cell>
              <table:table-cell office:value-type="float" office:value="4.52076968342516">
                <text:p>4.52076968342516</text:p>
              </table:table-cell>
              <table:table-cell office:value-type="float" office:value="4.14936429901976">
                <text:p>4.14936429901976</text:p>
              </table:table-cell>
              <table:table-cell office:value-type="float" office:value="4.42895285565304">
                <text:p>4.42895285565304</text:p>
              </table:table-cell>
              <table:table-cell office:value-type="float" office:value="4.37390505687443">
                <text:p>4.37390505687443</text:p>
              </table:table-cell>
              <table:table-cell office:value-type="float" office:value="4.3109289881698">
                <text:p>4.3109289881698</text:p>
              </table:table-cell>
              <table:table-cell office:value-type="float" office:value="4.40020193079819">
                <text:p>4.40020193079819</text:p>
              </table:table-cell>
              <table:table-cell office:value-type="float" office:value="4.23764766421694">
                <text:p>4.23764766421694</text:p>
              </table:table-cell>
              <table:table-cell office:value-type="float" office:value="4.3743982916978">
                <text:p>4.3743982916978</text:p>
              </table:table-cell>
              <table:table-cell office:value-type="float" office:value="4.24844177569599">
                <text:p>4.24844177569599</text:p>
              </table:table-cell>
              <table:table-cell office:value-type="float" office:value="4.39805784888559">
                <text:p>4.39805784888559</text:p>
              </table:table-cell>
              <table:table-cell office:value-type="float" office:value="4.42865048072099">
                <text:p>4.42865048072099</text:p>
              </table:table-cell>
              <table:table-cell office:value-type="float" office:value="4.11975562803702">
                <text:p>4.11975562803702</text:p>
              </table:table-cell>
              <table:table-cell office:value-type="float" office:value="4.26200907036829">
                <text:p>4.26200907036829</text:p>
              </table:table-cell>
              <table:table-cell office:value-type="float" office:value="4.24102560888964">
                <text:p>4.24102560888964</text:p>
              </table:table-cell>
              <table:table-cell office:value-type="float" office:value="4.35733655337094">
                <text:p>4.35733655337094</text:p>
              </table:table-cell>
              <table:table-cell office:value-type="float" office:value="4.41991649560602">
                <text:p>4.41991649560602</text:p>
              </table:table-cell>
              <table:table-cell office:value-type="float" office:value="4.26355425477939">
                <text:p>4.26355425477939</text:p>
              </table:table-cell>
              <table:table-cell office:value-type="float" office:value="4.5728823385722">
                <text:p>4.5728823385722</text:p>
              </table:table-cell>
              <table:table-cell office:value-type="float" office:value="4.45566557781883">
                <text:p>4.45566557781883</text:p>
              </table:table-cell>
              <table:table-cell office:value-type="float" office:value="4.44914990234055">
                <text:p>4.44914990234055</text:p>
              </table:table-cell>
              <table:table-cell office:value-type="float" office:value="4.32369443976834">
                <text:p>4.32369443976834</text:p>
              </table:table-cell>
              <table:table-cell office:value-type="float" office:value="4.38191214454271">
                <text:p>4.38191214454271</text:p>
              </table:table-cell>
              <table:table-cell office:value-type="float" office:value="4.17158932450929">
                <text:p>4.17158932450929</text:p>
              </table:table-cell>
              <table:table-cell office:value-type="float" office:value="4.23675827964846">
                <text:p>4.23675827964846</text:p>
              </table:table-cell>
              <table:table-cell office:value-type="float" office:value="4.18001239403298">
                <text:p>4.18001239403298</text:p>
              </table:table-cell>
              <table:table-cell office:value-type="float" office:value="4.08491099189495">
                <text:p>4.08491099189495</text:p>
              </table:table-cell>
              <table:table-cell office:value-type="float" office:value="4.34984725760355">
                <text:p>4.34984725760355</text:p>
              </table:table-cell>
              <table:table-cell office:value-type="float" office:value="4.21528732673406">
                <text:p>4.21528732673406</text:p>
              </table:table-cell>
              <table:table-cell office:value-type="float" office:value="4.29542108890566">
                <text:p>4.29542108890566</text:p>
              </table:table-cell>
              <table:table-cell office:value-type="float" office:value="4.02511785016726">
                <text:p>4.02511785016726</text:p>
              </table:table-cell>
              <table:table-cell office:value-type="float" office:value="4.1330935381393">
                <text:p>4.1330935381393</text:p>
              </table:table-cell>
              <table:table-cell office:value-type="float" office:value="4.39410804829138">
                <text:p>4.39410804829138</text:p>
              </table:table-cell>
              <table:table-cell office:value-type="float" office:value="4.13953794592235">
                <text:p>4.13953794592235</text:p>
              </table:table-cell>
              <table:table-cell office:value-type="float" office:value="4.33534045674837">
                <text:p>4.33534045674837</text:p>
              </table:table-cell>
              <table:table-cell office:value-type="float" office:value="4.28208878791749">
                <text:p>4.28208878791749</text:p>
              </table:table-cell>
              <table:table-cell office:value-type="float" office:value="4.19463469092889">
                <text:p>4.19463469092889</text:p>
              </table:table-cell>
              <table:table-cell office:value-type="float" office:value="4.20176486443777">
                <text:p>4.20176486443777</text:p>
              </table:table-cell>
              <table:table-cell office:value-type="float" office:value="4.25566469666732">
                <text:p>4.25566469666732</text:p>
              </table:table-cell>
              <table:table-cell office:value-type="float" office:value="4.42797504539577">
                <text:p>4.42797504539577</text:p>
              </table:table-cell>
              <table:table-cell office:value-type="float" office:value="4.18084466240851">
                <text:p>4.18084466240851</text:p>
              </table:table-cell>
              <table:table-cell office:value-type="float" office:value="4.38763527498359">
                <text:p>4.38763527498359</text:p>
              </table:table-cell>
              <table:table-cell office:value-type="float" office:value="3.95107274298292">
                <text:p>3.95107274298292</text:p>
              </table:table-cell>
              <table:table-cell office:value-type="float" office:value="4.16736155985706">
                <text:p>4.16736155985706</text:p>
              </table:table-cell>
              <table:table-cell office:value-type="float" office:value="4.09530788357285">
                <text:p>4.09530788357285</text:p>
              </table:table-cell>
              <table:table-cell office:value-type="float" office:value="4.02623318339029">
                <text:p>4.02623318339029</text:p>
              </table:table-cell>
              <table:table-cell office:value-type="float" office:value="3.99772293909133">
                <text:p>3.99772293909133</text:p>
              </table:table-cell>
              <table:table-cell office:value-type="float" office:value="3.83697917664908">
                <text:p>3.83697917664908</text:p>
              </table:table-cell>
              <table:table-cell office:value-type="float" office:value="4.1883688489119">
                <text:p>4.1883688489119</text:p>
              </table:table-cell>
              <table:table-cell office:value-type="float" office:value="4.02954000363165">
                <text:p>4.02954000363165</text:p>
              </table:table-cell>
              <table:table-cell office:value-type="float" office:value="4.12262620250167">
                <text:p>4.12262620250167</text:p>
              </table:table-cell>
              <table:table-cell office:value-type="float" office:value="3.84481965820448">
                <text:p>3.84481965820448</text:p>
              </table:table-cell>
              <table:table-cell office:value-type="float" office:value="4.06802828031557">
                <text:p>4.06802828031557</text:p>
              </table:table-cell>
              <table:table-cell office:value-type="float" office:value="4.15838212429005">
                <text:p>4.15838212429005</text:p>
              </table:table-cell>
              <table:table-cell office:value-type="float" office:value="4.06810512777141">
                <text:p>4.06810512777141</text:p>
              </table:table-cell>
              <table:table-cell office:value-type="float" office:value="3.88531047225018">
                <text:p>3.88531047225018</text:p>
              </table:table-cell>
              <table:table-cell office:value-type="float" office:value="3.96471859399028">
                <text:p>3.96471859399028</text:p>
              </table:table-cell>
              <table:table-cell office:value-type="float" office:value="4.1211763563406">
                <text:p>4.1211763563406</text:p>
              </table:table-cell>
              <table:table-cell office:value-type="float" office:value="3.9145117109821">
                <text:p>3.9145117109821</text:p>
              </table:table-cell>
              <table:table-cell office:value-type="float" office:value="4.07215199216307">
                <text:p>4.07215199216307</text:p>
              </table:table-cell>
              <table:table-cell office:value-type="float" office:value="3.93684427861223">
                <text:p>3.93684427861223</text:p>
              </table:table-cell>
              <table:table-cell office:value-type="float" office:value="3.81598039731767">
                <text:p>3.81598039731767</text:p>
              </table:table-cell>
              <table:table-cell office:value-type="float" office:value="3.82202996143417">
                <text:p>3.82202996143417</text:p>
              </table:table-cell>
              <table:table-cell office:value-type="float" office:value="3.79023640864346">
                <text:p>3.79023640864346</text:p>
              </table:table-cell>
              <table:table-cell office:value-type="float" office:value="3.91232761997204">
                <text:p>3.91232761997204</text:p>
              </table:table-cell>
              <table:table-cell office:value-type="float" office:value="3.8650349788122">
                <text:p>3.8650349788122</text:p>
              </table:table-cell>
              <table:table-cell office:value-type="float" office:value="3.98265268179552">
                <text:p>3.98265268179552</text:p>
              </table:table-cell>
              <table:table-cell office:value-type="float" office:value="3.81192028582342">
                <text:p>3.81192028582342</text:p>
              </table:table-cell>
              <table:table-cell office:value-type="float" office:value="3.93535330524549">
                <text:p>3.93535330524549</text:p>
              </table:table-cell>
              <table:table-cell office:value-type="float" office:value="3.74359042174701">
                <text:p>3.74359042174701</text:p>
              </table:table-cell>
              <table:table-cell office:value-type="float" office:value="3.6546106613654">
                <text:p>3.6546106613654</text:p>
              </table:table-cell>
              <table:table-cell office:value-type="float" office:value="3.940542253645">
                <text:p>3.940542253645</text:p>
              </table:table-cell>
              <table:table-cell office:value-type="float" office:value="3.6911585384311">
                <text:p>3.6911585384311</text:p>
              </table:table-cell>
              <table:table-cell office:value-type="float" office:value="3.86747011520741">
                <text:p>3.86747011520741</text:p>
              </table:table-cell>
              <table:table-cell office:value-type="float" office:value="3.75537756666535">
                <text:p>3.75537756666535</text:p>
              </table:table-cell>
              <table:table-cell office:value-type="float" office:value="3.59369189391979">
                <text:p>3.59369189391979</text:p>
              </table:table-cell>
              <table:table-cell office:value-type="float" office:value="3.59935638709716">
                <text:p>3.59935638709716</text:p>
              </table:table-cell>
              <table:table-cell office:value-type="float" office:value="3.59025707681933">
                <text:p>3.59025707681933</text:p>
              </table:table-cell>
              <table:table-cell office:value-type="float" office:value="3.53585154185145">
                <text:p>3.53585154185145</text:p>
              </table:table-cell>
              <table:table-cell office:value-type="float" office:value="3.7351968305971">
                <text:p>3.7351968305971</text:p>
              </table:table-cell>
              <table:table-cell office:value-type="float" office:value="3.66829187923068">
                <text:p>3.66829187923068</text:p>
              </table:table-cell>
              <table:table-cell office:value-type="float" office:value="3.627267213488">
                <text:p>3.627267213488</text:p>
              </table:table-cell>
              <table:table-cell office:value-type="float" office:value="3.57149604001161">
                <text:p>3.57149604001161</text:p>
              </table:table-cell>
              <table:table-cell office:value-type="float" office:value="3.89886913991443">
                <text:p>3.89886913991443</text:p>
              </table:table-cell>
              <table:table-cell office:value-type="float" office:value="3.63883938218686">
                <text:p>3.63883938218686</text:p>
              </table:table-cell>
              <table:table-cell office:value-type="float" office:value="3.51709449159725">
                <text:p>3.51709449159725</text:p>
              </table:table-cell>
              <table:table-cell office:value-type="float" office:value="3.61913480810415">
                <text:p>3.61913480810415</text:p>
              </table:table-cell>
              <table:table-cell office:value-type="float" office:value="3.5405505488068">
                <text:p>3.5405505488068</text:p>
              </table:table-cell>
              <table:table-cell office:value-type="float" office:value="3.65927093958016">
                <text:p>3.65927093958016</text:p>
              </table:table-cell>
              <table:table-cell office:value-type="float" office:value="3.48967729390431">
                <text:p>3.48967729390431</text:p>
              </table:table-cell>
              <table:table-cell office:value-type="float" office:value="3.58526554312598">
                <text:p>3.58526554312598</text:p>
              </table:table-cell>
              <table:table-cell office:value-type="float" office:value="3.52064969779371">
                <text:p>3.52064969779371</text:p>
              </table:table-cell>
              <table:table-cell office:value-type="float" office:value="3.60238504894118">
                <text:p>3.60238504894118</text:p>
              </table:table-cell>
              <table:table-cell office:value-type="float" office:value="3.61164332263086">
                <text:p>3.61164332263086</text:p>
              </table:table-cell>
              <table:table-cell office:value-type="float" office:value="3.55377515519269">
                <text:p>3.55377515519269</text:p>
              </table:table-cell>
              <table:table-cell office:value-type="float" office:value="3.51110997921936">
                <text:p>3.51110997921936</text:p>
              </table:table-cell>
              <table:table-cell office:value-type="float" office:value="3.69811536741666">
                <text:p>3.69811536741666</text:p>
              </table:table-cell>
              <table:table-cell office:value-type="float" office:value="3.61515798181722">
                <text:p>3.61515798181722</text:p>
              </table:table-cell>
              <table:table-cell office:value-type="float" office:value="3.48215394318304">
                <text:p>3.48215394318304</text:p>
              </table:table-cell>
              <table:table-cell office:value-type="float" office:value="3.6032158638012">
                <text:p>3.6032158638012</text:p>
              </table:table-cell>
              <table:table-cell office:value-type="float" office:value="3.60619790315066">
                <text:p>3.60619790315066</text:p>
              </table:table-cell>
              <table:table-cell office:value-type="float" office:value="3.42488103228149">
                <text:p>3.42488103228149</text:p>
              </table:table-cell>
              <table:table-cell office:value-type="float" office:value="3.49829330947406">
                <text:p>3.49829330947406</text:p>
              </table:table-cell>
              <table:table-cell office:value-type="float" office:value="3.34924791496107">
                <text:p>3.34924791496107</text:p>
              </table:table-cell>
              <table:table-cell office:value-type="float" office:value="3.56496359002093">
                <text:p>3.56496359002093</text:p>
              </table:table-cell>
              <table:table-cell office:value-type="float" office:value="3.31621691564">
                <text:p>3.31621691564</text:p>
              </table:table-cell>
              <table:table-cell office:value-type="float" office:value="3.44830749516383">
                <text:p>3.44830749516383</text:p>
              </table:table-cell>
              <table:table-cell office:value-type="float" office:value="3.59559021349031">
                <text:p>3.59559021349031</text:p>
              </table:table-cell>
              <table:table-cell office:value-type="float" office:value="3.31710453950228">
                <text:p>3.31710453950228</text:p>
              </table:table-cell>
              <table:table-cell office:value-type="float" office:value="3.37919508176108">
                <text:p>3.37919508176108</text:p>
              </table:table-cell>
              <table:table-cell office:value-type="float" office:value="3.33057744679339">
                <text:p>3.33057744679339</text:p>
              </table:table-cell>
              <table:table-cell office:value-type="float" office:value="3.26438476189386">
                <text:p>3.26438476189386</text:p>
              </table:table-cell>
              <table:table-cell office:value-type="float" office:value="3.39774884503877">
                <text:p>3.39774884503877</text:p>
              </table:table-cell>
              <table:table-cell office:value-type="float" office:value="3.3829334504538">
                <text:p>3.3829334504538</text:p>
              </table:table-cell>
              <table:table-cell office:value-type="float" office:value="3.40459200049422">
                <text:p>3.40459200049422</text:p>
              </table:table-cell>
              <table:table-cell office:value-type="float" office:value="3.37475910492021">
                <text:p>3.37475910492021</text:p>
              </table:table-cell>
              <table:table-cell office:value-type="float" office:value="3.40853243426323">
                <text:p>3.40853243426323</text:p>
              </table:table-cell>
              <table:table-cell office:value-type="float" office:value="3.27418575417084">
                <text:p>3.27418575417084</text:p>
              </table:table-cell>
              <table:table-cell office:value-type="float" office:value="3.23174105170061">
                <text:p>3.23174105170061</text:p>
              </table:table-cell>
              <table:table-cell office:value-type="float" office:value="3.35508449486919">
                <text:p>3.35508449486919</text:p>
              </table:table-cell>
              <table:table-cell office:value-type="float" office:value="3.32221907224506">
                <text:p>3.32221907224506</text:p>
              </table:table-cell>
              <table:table-cell office:value-type="float" office:value="3.26815044117147">
                <text:p>3.26815044117147</text:p>
              </table:table-cell>
              <table:table-cell office:value-type="float" office:value="3.27883581112482">
                <text:p>3.27883581112482</text:p>
              </table:table-cell>
              <table:table-cell office:value-type="float" office:value="3.34272827422838">
                <text:p>3.34272827422838</text:p>
              </table:table-cell>
              <table:table-cell office:value-type="float" office:value="3.22845648474781">
                <text:p>3.22845648474781</text:p>
              </table:table-cell>
              <table:table-cell office:value-type="float" office:value="3.31044185779992">
                <text:p>3.31044185779992</text:p>
              </table:table-cell>
              <table:table-cell office:value-type="float" office:value="3.43409652458972">
                <text:p>3.43409652458972</text:p>
              </table:table-cell>
              <table:table-cell office:value-type="float" office:value="3.31434650093973">
                <text:p>3.31434650093973</text:p>
              </table:table-cell>
              <table:table-cell office:value-type="float" office:value="3.31096574353446">
                <text:p>3.31096574353446</text:p>
              </table:table-cell>
              <table:table-cell office:value-type="float" office:value="3.29511679572331">
                <text:p>3.29511679572331</text:p>
              </table:table-cell>
              <table:table-cell office:value-type="float" office:value="3.31155579283087">
                <text:p>3.31155579283087</text:p>
              </table:table-cell>
              <table:table-cell office:value-type="float" office:value="3.1550713337337">
                <text:p>3.1550713337337</text:p>
              </table:table-cell>
              <table:table-cell office:value-type="float" office:value="3.2260624311714">
                <text:p>3.2260624311714</text:p>
              </table:table-cell>
              <table:table-cell office:value-type="float" office:value="3.17663760147647">
                <text:p>3.17663760147647</text:p>
              </table:table-cell>
              <table:table-cell office:value-type="float" office:value="3.24043731355048">
                <text:p>3.24043731355048</text:p>
              </table:table-cell>
              <table:table-cell office:value-type="float" office:value="3.16121616746712">
                <text:p>3.16121616746712</text:p>
              </table:table-cell>
              <table:table-cell office:value-type="float" office:value="3.23524450722958">
                <text:p>3.23524450722958</text:p>
              </table:table-cell>
              <table:table-cell office:value-type="float" office:value="3.2585334224675">
                <text:p>3.2585334224675</text:p>
              </table:table-cell>
              <table:table-cell office:value-type="float" office:value="3.1983817346681">
                <text:p>3.1983817346681</text:p>
              </table:table-cell>
              <table:table-cell office:value-type="float" office:value="3.17985165401032">
                <text:p>3.17985165401032</text:p>
              </table:table-cell>
              <table:table-cell office:value-type="float" office:value="3.27616341251821">
                <text:p>3.27616341251821</text:p>
              </table:table-cell>
              <table:table-cell office:value-type="float" office:value="3.15929863389989">
                <text:p>3.15929863389989</text:p>
              </table:table-cell>
              <table:table-cell office:value-type="float" office:value="3.13380372926885">
                <text:p>3.13380372926885</text:p>
              </table:table-cell>
              <table:table-cell office:value-type="float" office:value="3.12029375927664">
                <text:p>3.12029375927664</text:p>
              </table:table-cell>
              <table:table-cell office:value-type="float" office:value="3.20214451270289">
                <text:p>3.20214451270289</text:p>
              </table:table-cell>
              <table:table-cell office:value-type="float" office:value="3.0951006726172">
                <text:p>3.0951006726172</text:p>
              </table:table-cell>
              <table:table-cell office:value-type="float" office:value="3.14854979371001">
                <text:p>3.14854979371001</text:p>
              </table:table-cell>
              <table:table-cell office:value-type="float" office:value="3.17433622841696">
                <text:p>3.17433622841696</text:p>
              </table:table-cell>
              <table:table-cell office:value-type="float" office:value="3.09846239262438">
                <text:p>3.09846239262438</text:p>
              </table:table-cell>
              <table:table-cell office:value-type="float" office:value="3.07890016399646">
                <text:p>3.07890016399646</text:p>
              </table:table-cell>
              <table:table-cell office:value-type="float" office:value="3.03900995786925">
                <text:p>3.03900995786925</text:p>
              </table:table-cell>
              <table:table-cell office:value-type="float" office:value="3.12027638758617">
                <text:p>3.12027638758617</text:p>
              </table:table-cell>
              <table:table-cell office:value-type="float" office:value="2.9637981003677">
                <text:p>2.9637981003677</text:p>
              </table:table-cell>
              <table:table-cell office:value-type="float" office:value="3.19501138408067">
                <text:p>3.19501138408067</text:p>
              </table:table-cell>
              <table:table-cell office:value-type="float" office:value="3.0710764532238">
                <text:p>3.0710764532238</text:p>
              </table:table-cell>
              <table:table-cell office:value-type="float" office:value="3.00900694625818">
                <text:p>3.00900694625818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0.493998458620724">
                <text:p>0.493998458620724</text:p>
              </table:table-cell>
              <table:table-cell office:value-type="float" office:value="0.348261551847662">
                <text:p>0.348261551847662</text:p>
              </table:table-cell>
              <table:table-cell office:value-type="float" office:value="0.455102555389939">
                <text:p>0.455102555389939</text:p>
              </table:table-cell>
              <table:table-cell office:value-type="float" office:value="0.545263887067448">
                <text:p>0.545263887067448</text:p>
              </table:table-cell>
              <table:table-cell office:value-type="float" office:value="0.532622686910985">
                <text:p>0.532622686910985</text:p>
              </table:table-cell>
              <table:table-cell office:value-type="float" office:value="0.695058664425012">
                <text:p>0.695058664425012</text:p>
              </table:table-cell>
              <table:table-cell office:value-type="float" office:value="0.744059000404537">
                <text:p>0.744059000404537</text:p>
              </table:table-cell>
              <table:table-cell office:value-type="float" office:value="0.873488205819809">
                <text:p>0.873488205819809</text:p>
              </table:table-cell>
              <table:table-cell office:value-type="float" office:value="0.929148437305385">
                <text:p>0.929148437305385</text:p>
              </table:table-cell>
              <table:table-cell office:value-type="float" office:value="1.13146091319384">
                <text:p>1.13146091319384</text:p>
              </table:table-cell>
              <table:table-cell office:value-type="float" office:value="1.14552760611105">
                <text:p>1.14552760611105</text:p>
              </table:table-cell>
              <table:table-cell office:value-type="float" office:value="1.2579749112677">
                <text:p>1.2579749112677</text:p>
              </table:table-cell>
              <table:table-cell office:value-type="float" office:value="1.41227317062404">
                <text:p>1.41227317062404</text:p>
              </table:table-cell>
              <table:table-cell office:value-type="float" office:value="1.36397882078302">
                <text:p>1.36397882078302</text:p>
              </table:table-cell>
              <table:table-cell office:value-type="float" office:value="1.43696491678999">
                <text:p>1.43696491678999</text:p>
              </table:table-cell>
              <table:table-cell office:value-type="float" office:value="1.60365192174566">
                <text:p>1.60365192174566</text:p>
              </table:table-cell>
              <table:table-cell office:value-type="float" office:value="1.64176055966116">
                <text:p>1.64176055966116</text:p>
              </table:table-cell>
              <table:table-cell office:value-type="float" office:value="1.77022352852332">
                <text:p>1.77022352852332</text:p>
              </table:table-cell>
              <table:table-cell office:value-type="float" office:value="1.90702842650465">
                <text:p>1.90702842650465</text:p>
              </table:table-cell>
              <table:table-cell office:value-type="float" office:value="1.84384708423436">
                <text:p>1.84384708423436</text:p>
              </table:table-cell>
              <table:table-cell office:value-type="float" office:value="1.96419307032802">
                <text:p>1.96419307032802</text:p>
              </table:table-cell>
              <table:table-cell office:value-type="float" office:value="2.08714210781837">
                <text:p>2.08714210781837</text:p>
              </table:table-cell>
              <table:table-cell office:value-type="float" office:value="2.15476607757513">
                <text:p>2.15476607757513</text:p>
              </table:table-cell>
              <table:table-cell office:value-type="float" office:value="2.02886091046175">
                <text:p>2.02886091046175</text:p>
              </table:table-cell>
              <table:table-cell office:value-type="float" office:value="2.22421399734872">
                <text:p>2.22421399734872</text:p>
              </table:table-cell>
              <table:table-cell office:value-type="float" office:value="2.41303004380653">
                <text:p>2.41303004380653</text:p>
              </table:table-cell>
              <table:table-cell office:value-type="float" office:value="2.54194275312033">
                <text:p>2.54194275312033</text:p>
              </table:table-cell>
              <table:table-cell office:value-type="float" office:value="2.32651891245243">
                <text:p>2.32651891245243</text:p>
              </table:table-cell>
              <table:table-cell office:value-type="float" office:value="2.28169203688609">
                <text:p>2.28169203688609</text:p>
              </table:table-cell>
              <table:table-cell office:value-type="float" office:value="2.53603860559935">
                <text:p>2.53603860559935</text:p>
              </table:table-cell>
              <table:table-cell office:value-type="float" office:value="2.77561523324492">
                <text:p>2.77561523324492</text:p>
              </table:table-cell>
              <table:table-cell office:value-type="float" office:value="2.79296295734621">
                <text:p>2.79296295734621</text:p>
              </table:table-cell>
              <table:table-cell office:value-type="float" office:value="2.7641670742334">
                <text:p>2.7641670742334</text:p>
              </table:table-cell>
              <table:table-cell office:value-type="float" office:value="2.78995266630465">
                <text:p>2.78995266630465</text:p>
              </table:table-cell>
              <table:table-cell office:value-type="float" office:value="2.94514304028693">
                <text:p>2.94514304028693</text:p>
              </table:table-cell>
              <table:table-cell office:value-type="float" office:value="3.18937811906725">
                <text:p>3.18937811906725</text:p>
              </table:table-cell>
              <table:table-cell office:value-type="float" office:value="3.40501746331691">
                <text:p>3.40501746331691</text:p>
              </table:table-cell>
              <table:table-cell office:value-type="float" office:value="3.01695043097045">
                <text:p>3.01695043097045</text:p>
              </table:table-cell>
              <table:table-cell office:value-type="float" office:value="3.28700097780375">
                <text:p>3.28700097780375</text:p>
              </table:table-cell>
              <table:table-cell office:value-type="float" office:value="3.12221745711451">
                <text:p>3.12221745711451</text:p>
              </table:table-cell>
              <table:table-cell office:value-type="float" office:value="3.47732906095356">
                <text:p>3.47732906095356</text:p>
              </table:table-cell>
              <table:table-cell office:value-type="float" office:value="3.63216966866534">
                <text:p>3.63216966866534</text:p>
              </table:table-cell>
              <table:table-cell office:value-type="float" office:value="3.48027087593326">
                <text:p>3.48027087593326</text:p>
              </table:table-cell>
              <table:table-cell office:value-type="float" office:value="3.61750582778597">
                <text:p>3.61750582778597</text:p>
              </table:table-cell>
              <table:table-cell office:value-type="float" office:value="3.43697881355616">
                <text:p>3.43697881355616</text:p>
              </table:table-cell>
              <table:table-cell office:value-type="float" office:value="3.33323930585502">
                <text:p>3.33323930585502</text:p>
              </table:table-cell>
              <table:table-cell office:value-type="float" office:value="3.45591599053933">
                <text:p>3.45591599053933</text:p>
              </table:table-cell>
              <table:table-cell office:value-type="float" office:value="3.72358591804424">
                <text:p>3.72358591804424</text:p>
              </table:table-cell>
              <table:table-cell office:value-type="float" office:value="3.57901339870954">
                <text:p>3.57901339870954</text:p>
              </table:table-cell>
              <table:table-cell office:value-type="float" office:value="3.99097716933243">
                <text:p>3.99097716933243</text:p>
              </table:table-cell>
              <table:table-cell office:value-type="float" office:value="4.07606721047566">
                <text:p>4.07606721047566</text:p>
              </table:table-cell>
              <table:table-cell office:value-type="float" office:value="3.60576289085874">
                <text:p>3.60576289085874</text:p>
              </table:table-cell>
              <table:table-cell office:value-type="float" office:value="3.81264648818282">
                <text:p>3.81264648818282</text:p>
              </table:table-cell>
              <table:table-cell office:value-type="float" office:value="4.06107667621705">
                <text:p>4.06107667621705</text:p>
              </table:table-cell>
              <table:table-cell office:value-type="float" office:value="4.10742429203264">
                <text:p>4.10742429203264</text:p>
              </table:table-cell>
              <table:table-cell office:value-type="float" office:value="4.03626171048693">
                <text:p>4.03626171048693</text:p>
              </table:table-cell>
              <table:table-cell office:value-type="float" office:value="3.95336349222817">
                <text:p>3.95336349222817</text:p>
              </table:table-cell>
              <table:table-cell office:value-type="float" office:value="4.10519795387002">
                <text:p>4.10519795387002</text:p>
              </table:table-cell>
              <table:table-cell office:value-type="float" office:value="4.22986591560901">
                <text:p>4.22986591560901</text:p>
              </table:table-cell>
              <table:table-cell office:value-type="float" office:value="4.09374134282891">
                <text:p>4.09374134282891</text:p>
              </table:table-cell>
              <table:table-cell office:value-type="float" office:value="4.28047498816917">
                <text:p>4.28047498816917</text:p>
              </table:table-cell>
              <table:table-cell office:value-type="float" office:value="4.12183047178258">
                <text:p>4.12183047178258</text:p>
              </table:table-cell>
              <table:table-cell office:value-type="float" office:value="4.1685862800684">
                <text:p>4.1685862800684</text:p>
              </table:table-cell>
              <table:table-cell office:value-type="float" office:value="4.19290846778103">
                <text:p>4.19290846778103</text:p>
              </table:table-cell>
              <table:table-cell office:value-type="float" office:value="4.14970415319995">
                <text:p>4.14970415319995</text:p>
              </table:table-cell>
              <table:table-cell office:value-type="float" office:value="4.04000432099737">
                <text:p>4.04000432099737</text:p>
              </table:table-cell>
              <table:table-cell office:value-type="float" office:value="4.314090664244">
                <text:p>4.314090664244</text:p>
              </table:table-cell>
              <table:table-cell office:value-type="float" office:value="4.13332016399">
                <text:p>4.13332016399</text:p>
              </table:table-cell>
              <table:table-cell office:value-type="float" office:value="4.1435610183616">
                <text:p>4.1435610183616</text:p>
              </table:table-cell>
              <table:table-cell office:value-type="float" office:value="4.35094960460041">
                <text:p>4.35094960460041</text:p>
              </table:table-cell>
              <table:table-cell office:value-type="float" office:value="3.92249228663606">
                <text:p>3.92249228663606</text:p>
              </table:table-cell>
              <table:table-cell office:value-type="float" office:value="4.09344014182031">
                <text:p>4.09344014182031</text:p>
              </table:table-cell>
              <table:table-cell office:value-type="float" office:value="4.23852389377814">
                <text:p>4.23852389377814</text:p>
              </table:table-cell>
              <table:table-cell office:value-type="float" office:value="4.14971155738375">
                <text:p>4.14971155738375</text:p>
              </table:table-cell>
              <table:table-cell office:value-type="float" office:value="4.28009999371648">
                <text:p>4.28009999371648</text:p>
              </table:table-cell>
              <table:table-cell office:value-type="float" office:value="4.52970516153879">
                <text:p>4.52970516153879</text:p>
              </table:table-cell>
              <table:table-cell office:value-type="float" office:value="4.49989995687072">
                <text:p>4.49989995687072</text:p>
              </table:table-cell>
              <table:table-cell office:value-type="float" office:value="4.41937765650985">
                <text:p>4.41937765650985</text:p>
              </table:table-cell>
              <table:table-cell office:value-type="float" office:value="4.45849223784698">
                <text:p>4.45849223784698</text:p>
              </table:table-cell>
              <table:table-cell office:value-type="float" office:value="4.33762605578029">
                <text:p>4.33762605578029</text:p>
              </table:table-cell>
              <table:table-cell office:value-type="float" office:value="4.6707598485758">
                <text:p>4.6707598485758</text:p>
              </table:table-cell>
              <table:table-cell office:value-type="float" office:value="4.13701540009519">
                <text:p>4.13701540009519</text:p>
              </table:table-cell>
              <table:table-cell office:value-type="float" office:value="4.2750081768672">
                <text:p>4.2750081768672</text:p>
              </table:table-cell>
              <table:table-cell office:value-type="float" office:value="4.36433639878634">
                <text:p>4.36433639878634</text:p>
              </table:table-cell>
              <table:table-cell office:value-type="float" office:value="4.50588283070769">
                <text:p>4.50588283070769</text:p>
              </table:table-cell>
              <table:table-cell office:value-type="float" office:value="4.55261379104009">
                <text:p>4.55261379104009</text:p>
              </table:table-cell>
              <table:table-cell office:value-type="float" office:value="4.46592963169536">
                <text:p>4.46592963169536</text:p>
              </table:table-cell>
              <table:table-cell office:value-type="float" office:value="4.08884147177764">
                <text:p>4.08884147177764</text:p>
              </table:table-cell>
              <table:table-cell office:value-type="float" office:value="4.46279246895831">
                <text:p>4.46279246895831</text:p>
              </table:table-cell>
              <table:table-cell office:value-type="float" office:value="4.38488077890815">
                <text:p>4.38488077890815</text:p>
              </table:table-cell>
              <table:table-cell office:value-type="float" office:value="4.41309157609418">
                <text:p>4.41309157609418</text:p>
              </table:table-cell>
              <table:table-cell office:value-type="float" office:value="4.54805517496389">
                <text:p>4.54805517496389</text:p>
              </table:table-cell>
              <table:table-cell office:value-type="float" office:value="4.49020444452459">
                <text:p>4.49020444452459</text:p>
              </table:table-cell>
              <table:table-cell office:value-type="float" office:value="4.48976189069404">
                <text:p>4.48976189069404</text:p>
              </table:table-cell>
              <table:table-cell office:value-type="float" office:value="4.6360633775279">
                <text:p>4.6360633775279</text:p>
              </table:table-cell>
              <table:table-cell office:value-type="float" office:value="4.22738195075201">
                <text:p>4.22738195075201</text:p>
              </table:table-cell>
              <table:table-cell office:value-type="float" office:value="4.55686498099512">
                <text:p>4.55686498099512</text:p>
              </table:table-cell>
              <table:table-cell office:value-type="float" office:value="4.03136595342469">
                <text:p>4.03136595342469</text:p>
              </table:table-cell>
              <table:table-cell office:value-type="float" office:value="4.30969108687987">
                <text:p>4.30969108687987</text:p>
              </table:table-cell>
              <table:table-cell office:value-type="float" office:value="4.33824427860213">
                <text:p>4.33824427860213</text:p>
              </table:table-cell>
              <table:table-cell office:value-type="float" office:value="4.46849197848566">
                <text:p>4.46849197848566</text:p>
              </table:table-cell>
              <table:table-cell office:value-type="float" office:value="4.45446048234251">
                <text:p>4.45446048234251</text:p>
              </table:table-cell>
              <table:table-cell office:value-type="float" office:value="4.75181723224717">
                <text:p>4.75181723224717</text:p>
              </table:table-cell>
              <table:table-cell office:value-type="float" office:value="4.53951638013854">
                <text:p>4.53951638013854</text:p>
              </table:table-cell>
              <table:table-cell office:value-type="float" office:value="4.65851131124122">
                <text:p>4.65851131124122</text:p>
              </table:table-cell>
              <table:table-cell office:value-type="float" office:value="4.54891811897466">
                <text:p>4.54891811897466</text:p>
              </table:table-cell>
              <table:table-cell office:value-type="float" office:value="4.35022686167236">
                <text:p>4.35022686167236</text:p>
              </table:table-cell>
              <table:table-cell office:value-type="float" office:value="4.70195191970657">
                <text:p>4.70195191970657</text:p>
              </table:table-cell>
              <table:table-cell office:value-type="float" office:value="4.41972917368372">
                <text:p>4.41972917368372</text:p>
              </table:table-cell>
              <table:table-cell office:value-type="float" office:value="4.31124866409197">
                <text:p>4.31124866409197</text:p>
              </table:table-cell>
              <table:table-cell office:value-type="float" office:value="4.57214960597008">
                <text:p>4.57214960597008</text:p>
              </table:table-cell>
              <table:table-cell office:value-type="float" office:value="4.50660802037337">
                <text:p>4.50660802037337</text:p>
              </table:table-cell>
              <table:table-cell office:value-type="float" office:value="4.5293306468539">
                <text:p>4.5293306468539</text:p>
              </table:table-cell>
              <table:table-cell office:value-type="float" office:value="4.2992804379729">
                <text:p>4.2992804379729</text:p>
              </table:table-cell>
              <table:table-cell office:value-type="float" office:value="4.33914317308352">
                <text:p>4.33914317308352</text:p>
              </table:table-cell>
              <table:table-cell office:value-type="float" office:value="4.31750346045412">
                <text:p>4.31750346045412</text:p>
              </table:table-cell>
              <table:table-cell office:value-type="float" office:value="4.54970483762816">
                <text:p>4.54970483762816</text:p>
              </table:table-cell>
              <table:table-cell office:value-type="float" office:value="4.60036512870207">
                <text:p>4.60036512870207</text:p>
              </table:table-cell>
              <table:table-cell office:value-type="float" office:value="4.19294287014534">
                <text:p>4.19294287014534</text:p>
              </table:table-cell>
              <table:table-cell office:value-type="float" office:value="4.19697009425265">
                <text:p>4.19697009425265</text:p>
              </table:table-cell>
              <table:table-cell office:value-type="float" office:value="4.4952481183848">
                <text:p>4.4952481183848</text:p>
              </table:table-cell>
              <table:table-cell office:value-type="float" office:value="4.46478370599637">
                <text:p>4.46478370599637</text:p>
              </table:table-cell>
              <table:table-cell office:value-type="float" office:value="4.45871020257674">
                <text:p>4.45871020257674</text:p>
              </table:table-cell>
              <table:table-cell office:value-type="float" office:value="4.32840341003203">
                <text:p>4.32840341003203</text:p>
              </table:table-cell>
              <table:table-cell office:value-type="float" office:value="4.39270244830685">
                <text:p>4.39270244830685</text:p>
              </table:table-cell>
              <table:table-cell office:value-type="float" office:value="4.31327731641247">
                <text:p>4.31327731641247</text:p>
              </table:table-cell>
              <table:table-cell office:value-type="float" office:value="4.24501366281461">
                <text:p>4.24501366281461</text:p>
              </table:table-cell>
              <table:table-cell office:value-type="float" office:value="4.21999962513742">
                <text:p>4.21999962513742</text:p>
              </table:table-cell>
              <table:table-cell office:value-type="float" office:value="4.46046292251087">
                <text:p>4.46046292251087</text:p>
              </table:table-cell>
              <table:table-cell office:value-type="float" office:value="4.16532754954269">
                <text:p>4.16532754954269</text:p>
              </table:table-cell>
              <table:table-cell office:value-type="float" office:value="4.32050102255685">
                <text:p>4.32050102255685</text:p>
              </table:table-cell>
              <table:table-cell office:value-type="float" office:value="4.07113790505947">
                <text:p>4.07113790505947</text:p>
              </table:table-cell>
              <table:table-cell office:value-type="float" office:value="4.27112362364447">
                <text:p>4.27112362364447</text:p>
              </table:table-cell>
              <table:table-cell office:value-type="float" office:value="4.20853998241596">
                <text:p>4.20853998241596</text:p>
              </table:table-cell>
              <table:table-cell office:value-type="float" office:value="4.0260944812347">
                <text:p>4.0260944812347</text:p>
              </table:table-cell>
              <table:table-cell office:value-type="float" office:value="3.9141648226493">
                <text:p>3.9141648226493</text:p>
              </table:table-cell>
              <table:table-cell office:value-type="float" office:value="3.94130993938772">
                <text:p>3.94130993938772</text:p>
              </table:table-cell>
              <table:table-cell office:value-type="float" office:value="4.0061182166805">
                <text:p>4.0061182166805</text:p>
              </table:table-cell>
              <table:table-cell office:value-type="float" office:value="3.99709972596728">
                <text:p>3.99709972596728</text:p>
              </table:table-cell>
              <table:table-cell office:value-type="float" office:value="4.33652884805834">
                <text:p>4.33652884805834</text:p>
              </table:table-cell>
              <table:table-cell office:value-type="float" office:value="4.04024192541646">
                <text:p>4.04024192541646</text:p>
              </table:table-cell>
              <table:table-cell office:value-type="float" office:value="3.99768617581962">
                <text:p>3.99768617581962</text:p>
              </table:table-cell>
              <table:table-cell office:value-type="float" office:value="4.32951303708292">
                <text:p>4.32951303708292</text:p>
              </table:table-cell>
              <table:table-cell office:value-type="float" office:value="4.08596856120725">
                <text:p>4.08596856120725</text:p>
              </table:table-cell>
              <table:table-cell office:value-type="float" office:value="3.8343903759871">
                <text:p>3.8343903759871</text:p>
              </table:table-cell>
              <table:table-cell office:value-type="float" office:value="3.96944524354407">
                <text:p>3.96944524354407</text:p>
              </table:table-cell>
              <table:table-cell office:value-type="float" office:value="4.04145591305716">
                <text:p>4.04145591305716</text:p>
              </table:table-cell>
              <table:table-cell office:value-type="float" office:value="4.05240031204456">
                <text:p>4.05240031204456</text:p>
              </table:table-cell>
              <table:table-cell office:value-type="float" office:value="4.1649903579879">
                <text:p>4.1649903579879</text:p>
              </table:table-cell>
              <table:table-cell office:value-type="float" office:value="3.82264219233149">
                <text:p>3.82264219233149</text:p>
              </table:table-cell>
              <table:table-cell office:value-type="float" office:value="4.01405404419529">
                <text:p>4.01405404419529</text:p>
              </table:table-cell>
              <table:table-cell office:value-type="float" office:value="3.71157656204283">
                <text:p>3.71157656204283</text:p>
              </table:table-cell>
              <table:table-cell office:value-type="float" office:value="4.02297808393368">
                <text:p>4.02297808393368</text:p>
              </table:table-cell>
              <table:table-cell office:value-type="float" office:value="3.76651552436168">
                <text:p>3.76651552436168</text:p>
              </table:table-cell>
              <table:table-cell office:value-type="float" office:value="4.07511975391333">
                <text:p>4.07511975391333</text:p>
              </table:table-cell>
              <table:table-cell office:value-type="float" office:value="3.87231124205791">
                <text:p>3.87231124205791</text:p>
              </table:table-cell>
              <table:table-cell office:value-type="float" office:value="3.97056554859744">
                <text:p>3.97056554859744</text:p>
              </table:table-cell>
              <table:table-cell office:value-type="float" office:value="4.11558561773584">
                <text:p>4.11558561773584</text:p>
              </table:table-cell>
              <table:table-cell office:value-type="float" office:value="4.01408003385498">
                <text:p>4.01408003385498</text:p>
              </table:table-cell>
              <table:table-cell office:value-type="float" office:value="4.0103375621738">
                <text:p>4.0103375621738</text:p>
              </table:table-cell>
              <table:table-cell office:value-type="float" office:value="3.77249115302084">
                <text:p>3.77249115302084</text:p>
              </table:table-cell>
              <table:table-cell office:value-type="float" office:value="4.1072168125859">
                <text:p>4.1072168125859</text:p>
              </table:table-cell>
              <table:table-cell office:value-type="float" office:value="4.08229009029932">
                <text:p>4.08229009029932</text:p>
              </table:table-cell>
              <table:table-cell office:value-type="float" office:value="3.9904707321572">
                <text:p>3.9904707321572</text:p>
              </table:table-cell>
              <table:table-cell office:value-type="float" office:value="3.78084592537045">
                <text:p>3.78084592537045</text:p>
              </table:table-cell>
              <table:table-cell office:value-type="float" office:value="3.65779605719426">
                <text:p>3.65779605719426</text:p>
              </table:table-cell>
              <table:table-cell office:value-type="float" office:value="3.57122155053119">
                <text:p>3.57122155053119</text:p>
              </table:table-cell>
              <table:table-cell office:value-type="float" office:value="3.64775317034698">
                <text:p>3.64775317034698</text:p>
              </table:table-cell>
              <table:table-cell office:value-type="float" office:value="3.76883570311127">
                <text:p>3.76883570311127</text:p>
              </table:table-cell>
              <table:table-cell office:value-type="float" office:value="3.64688510729725">
                <text:p>3.64688510729725</text:p>
              </table:table-cell>
              <table:table-cell office:value-type="float" office:value="3.87182384598623">
                <text:p>3.87182384598623</text:p>
              </table:table-cell>
              <table:table-cell office:value-type="float" office:value="3.72575917469298">
                <text:p>3.72575917469298</text:p>
              </table:table-cell>
              <table:table-cell office:value-type="float" office:value="3.61022368087001">
                <text:p>3.61022368087001</text:p>
              </table:table-cell>
              <table:table-cell office:value-type="float" office:value="3.91018641337594">
                <text:p>3.91018641337594</text:p>
              </table:table-cell>
              <table:table-cell office:value-type="float" office:value="3.82511667890768">
                <text:p>3.82511667890768</text:p>
              </table:table-cell>
              <table:table-cell office:value-type="float" office:value="3.85000954663509">
                <text:p>3.85000954663509</text:p>
              </table:table-cell>
              <table:table-cell office:value-type="float" office:value="3.83615192246776">
                <text:p>3.83615192246776</text:p>
              </table:table-cell>
              <table:table-cell office:value-type="float" office:value="3.89842437845551">
                <text:p>3.89842437845551</text:p>
              </table:table-cell>
              <table:table-cell office:value-type="float" office:value="3.58941865124602">
                <text:p>3.58941865124602</text:p>
              </table:table-cell>
              <table:table-cell office:value-type="float" office:value="3.57520336187639">
                <text:p>3.57520336187639</text:p>
              </table:table-cell>
              <table:table-cell office:value-type="float" office:value="3.99833983702018">
                <text:p>3.99833983702018</text:p>
              </table:table-cell>
              <table:table-cell office:value-type="float" office:value="3.66827539200843">
                <text:p>3.66827539200843</text:p>
              </table:table-cell>
              <table:table-cell office:value-type="float" office:value="3.657191200437">
                <text:p>3.657191200437</text:p>
              </table:table-cell>
              <table:table-cell office:value-type="float" office:value="3.54837142069103">
                <text:p>3.54837142069103</text:p>
              </table:table-cell>
              <table:table-cell office:value-type="float" office:value="3.75570810226797">
                <text:p>3.75570810226797</text:p>
              </table:table-cell>
              <table:table-cell office:value-type="float" office:value="3.54640634253169">
                <text:p>3.54640634253169</text:p>
              </table:table-cell>
              <table:table-cell office:value-type="float" office:value="3.51615617814867">
                <text:p>3.51615617814867</text:p>
              </table:table-cell>
              <table:table-cell office:value-type="float" office:value="3.62453013035784">
                <text:p>3.62453013035784</text:p>
              </table:table-cell>
              <table:table-cell office:value-type="float" office:value="3.50962788746593">
                <text:p>3.50962788746593</text:p>
              </table:table-cell>
              <table:table-cell office:value-type="float" office:value="3.57365900453326">
                <text:p>3.57365900453326</text:p>
              </table:table-cell>
              <table:table-cell office:value-type="float" office:value="3.6369289730712">
                <text:p>3.6369289730712</text:p>
              </table:table-cell>
              <table:table-cell office:value-type="float" office:value="3.50606318228229">
                <text:p>3.50606318228229</text:p>
              </table:table-cell>
              <table:table-cell office:value-type="float" office:value="3.6387306260249">
                <text:p>3.6387306260249</text:p>
              </table:table-cell>
              <table:table-cell office:value-type="float" office:value="3.37975125742612">
                <text:p>3.37975125742612</text:p>
              </table:table-cell>
              <table:table-cell office:value-type="float" office:value="3.55820751246922">
                <text:p>3.55820751246922</text:p>
              </table:table-cell>
              <table:table-cell office:value-type="float" office:value="3.49582957867325">
                <text:p>3.49582957867325</text:p>
              </table:table-cell>
              <table:table-cell office:value-type="float" office:value="3.54022014663572">
                <text:p>3.54022014663572</text:p>
              </table:table-cell>
              <table:table-cell office:value-type="float" office:value="3.49913392116506">
                <text:p>3.49913392116506</text:p>
              </table:table-cell>
              <table:table-cell office:value-type="float" office:value="3.48263134804528">
                <text:p>3.48263134804528</text:p>
              </table:table-cell>
              <table:table-cell office:value-type="float" office:value="3.6007334754719">
                <text:p>3.6007334754719</text:p>
              </table:table-cell>
              <table:table-cell office:value-type="float" office:value="3.39131612714764">
                <text:p>3.39131612714764</text:p>
              </table:table-cell>
              <table:table-cell office:value-type="float" office:value="3.33790302576257">
                <text:p>3.33790302576257</text:p>
              </table:table-cell>
              <table:table-cell office:value-type="float" office:value="3.55574705014968">
                <text:p>3.55574705014968</text:p>
              </table:table-cell>
              <table:table-cell office:value-type="float" office:value="3.3803120429649">
                <text:p>3.3803120429649</text:p>
              </table:table-cell>
              <table:table-cell office:value-type="float" office:value="3.29669192218056">
                <text:p>3.29669192218056</text:p>
              </table:table-cell>
              <table:table-cell office:value-type="float" office:value="3.47555068079796">
                <text:p>3.47555068079796</text:p>
              </table:table-cell>
              <table:table-cell office:value-type="float" office:value="3.48996795544801">
                <text:p>3.48996795544801</text:p>
              </table:table-cell>
              <table:table-cell office:value-type="float" office:value="3.54271556006485">
                <text:p>3.54271556006485</text:p>
              </table:table-cell>
              <table:table-cell office:value-type="float" office:value="3.35560516491925">
                <text:p>3.35560516491925</text:p>
              </table:table-cell>
              <table:table-cell office:value-type="float" office:value="3.34652311412951">
                <text:p>3.34652311412951</text:p>
              </table:table-cell>
              <table:table-cell office:value-type="float" office:value="3.36948994614626">
                <text:p>3.36948994614626</text:p>
              </table:table-cell>
              <table:table-cell office:value-type="float" office:value="3.53352470542048">
                <text:p>3.53352470542048</text:p>
              </table:table-cell>
              <table:table-cell office:value-type="float" office:value="3.31547487992258">
                <text:p>3.31547487992258</text:p>
              </table:table-cell>
              <table:table-cell office:value-type="float" office:value="3.35793041414467">
                <text:p>3.35793041414467</text:p>
              </table:table-cell>
              <table:table-cell office:value-type="float" office:value="3.48394874189707">
                <text:p>3.48394874189707</text:p>
              </table:table-cell>
              <table:table-cell office:value-type="float" office:value="3.47051539366703">
                <text:p>3.47051539366703</text:p>
              </table:table-cell>
              <table:table-cell office:value-type="float" office:value="3.28526871668925">
                <text:p>3.28526871668925</text:p>
              </table:table-cell>
              <table:table-cell office:value-type="float" office:value="3.47910197651345">
                <text:p>3.47910197651345</text:p>
              </table:table-cell>
              <table:table-cell office:value-type="float" office:value="3.2265192052821">
                <text:p>3.2265192052821</text:p>
              </table:table-cell>
              <table:table-cell office:value-type="float" office:value="3.2495705024015">
                <text:p>3.2495705024015</text:p>
              </table:table-cell>
              <table:table-cell office:value-type="float" office:value="3.20599129368482">
                <text:p>3.20599129368482</text:p>
              </table:table-cell>
              <table:table-cell office:value-type="float" office:value="3.15733349213353">
                <text:p>3.15733349213353</text:p>
              </table:table-cell>
              <table:table-cell office:value-type="float" office:value="3.34966352251098">
                <text:p>3.34966352251098</text:p>
              </table:table-cell>
              <table:table-cell office:value-type="float" office:value="3.47953195614254">
                <text:p>3.47953195614254</text:p>
              </table:table-cell>
              <table:table-cell office:value-type="float" office:value="3.28076030936478">
                <text:p>3.28076030936478</text:p>
              </table:table-cell>
              <table:table-cell office:value-type="float" office:value="3.42084435770851">
                <text:p>3.42084435770851</text:p>
              </table:table-cell>
              <table:table-cell office:value-type="float" office:value="3.1659880947626">
                <text:p>3.1659880947626</text:p>
              </table:table-cell>
              <table:table-cell office:value-type="float" office:value="3.30368808929381">
                <text:p>3.30368808929381</text:p>
              </table:table-cell>
              <table:table-cell office:value-type="float" office:value="3.23125878335209">
                <text:p>3.23125878335209</text:p>
              </table:table-cell>
              <table:table-cell office:value-type="float" office:value="3.21744728293961">
                <text:p>3.21744728293961</text:p>
              </table:table-cell>
              <table:table-cell office:value-type="float" office:value="3.1528055754715">
                <text:p>3.1528055754715</text:p>
              </table:table-cell>
              <table:table-cell office:value-type="float" office:value="3.20183964473809">
                <text:p>3.20183964473809</text:p>
              </table:table-cell>
              <table:table-cell office:value-type="float" office:value="3.27250173335892">
                <text:p>3.27250173335892</text:p>
              </table:table-cell>
              <table:table-cell office:value-type="float" office:value="3.38259466776237">
                <text:p>3.38259466776237</text:p>
              </table:table-cell>
              <table:table-cell office:value-type="float" office:value="3.26564123364927">
                <text:p>3.26564123364927</text:p>
              </table:table-cell>
              <table:table-cell office:value-type="float" office:value="3.17088576427262">
                <text:p>3.17088576427262</text:p>
              </table:table-cell>
              <table:table-cell office:value-type="float" office:value="3.10665219198076">
                <text:p>3.10665219198076</text:p>
              </table:table-cell>
              <table:table-cell office:value-type="float" office:value="3.13484905855348">
                <text:p>3.13484905855348</text:p>
              </table:table-cell>
              <table:table-cell office:value-type="float" office:value="3.18408550620884">
                <text:p>3.18408550620884</text:p>
              </table:table-cell>
              <table:table-cell office:value-type="float" office:value="3.18880564553123">
                <text:p>3.18880564553123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0.679039880346318">
                <text:p>0.679039880346318</text:p>
              </table:table-cell>
              <table:table-cell office:value-type="float" office:value="1.27688947407063">
                <text:p>1.27688947407063</text:p>
              </table:table-cell>
              <table:table-cell office:value-type="float" office:value="1.80979539790356">
                <text:p>1.80979539790356</text:p>
              </table:table-cell>
              <table:table-cell office:value-type="float" office:value="2.32636426234875">
                <text:p>2.32636426234875</text:p>
              </table:table-cell>
              <table:table-cell office:value-type="float" office:value="2.70755348029383">
                <text:p>2.70755348029383</text:p>
              </table:table-cell>
              <table:table-cell office:value-type="float" office:value="3.17013192092929">
                <text:p>3.17013192092929</text:p>
              </table:table-cell>
              <table:table-cell office:value-type="float" office:value="3.52123608374989">
                <text:p>3.52123608374989</text:p>
              </table:table-cell>
              <table:table-cell office:value-type="float" office:value="3.81738289877579">
                <text:p>3.81738289877579</text:p>
              </table:table-cell>
              <table:table-cell office:value-type="float" office:value="4.14221924447063">
                <text:p>4.14221924447063</text:p>
              </table:table-cell>
              <table:table-cell office:value-type="float" office:value="4.35691448966849">
                <text:p>4.35691448966849</text:p>
              </table:table-cell>
              <table:table-cell office:value-type="float" office:value="4.7100828409322">
                <text:p>4.7100828409322</text:p>
              </table:table-cell>
              <table:table-cell office:value-type="float" office:value="4.83693405496542">
                <text:p>4.83693405496542</text:p>
              </table:table-cell>
              <table:table-cell office:value-type="float" office:value="4.99207334522173">
                <text:p>4.99207334522173</text:p>
              </table:table-cell>
              <table:table-cell office:value-type="float" office:value="5.23122193261207">
                <text:p>5.23122193261207</text:p>
              </table:table-cell>
              <table:table-cell office:value-type="float" office:value="5.5745453944843">
                <text:p>5.5745453944843</text:p>
              </table:table-cell>
              <table:table-cell office:value-type="float" office:value="5.69784500192697">
                <text:p>5.69784500192697</text:p>
              </table:table-cell>
              <table:table-cell office:value-type="float" office:value="5.78208502033902">
                <text:p>5.78208502033902</text:p>
              </table:table-cell>
              <table:table-cell office:value-type="float" office:value="5.95154313538746">
                <text:p>5.95154313538746</text:p>
              </table:table-cell>
              <table:table-cell office:value-type="float" office:value="6.06535345622371">
                <text:p>6.06535345622371</text:p>
              </table:table-cell>
              <table:table-cell office:value-type="float" office:value="6.10552124065005">
                <text:p>6.10552124065005</text:p>
              </table:table-cell>
              <table:table-cell office:value-type="float" office:value="6.19902304831773">
                <text:p>6.19902304831773</text:p>
              </table:table-cell>
              <table:table-cell office:value-type="float" office:value="6.05673467145029">
                <text:p>6.05673467145029</text:p>
              </table:table-cell>
              <table:table-cell office:value-type="float" office:value="6.51187688063646">
                <text:p>6.51187688063646</text:p>
              </table:table-cell>
              <table:table-cell office:value-type="float" office:value="6.18786617927762">
                <text:p>6.18786617927762</text:p>
              </table:table-cell>
              <table:table-cell office:value-type="float" office:value="6.35726067700035">
                <text:p>6.35726067700035</text:p>
              </table:table-cell>
              <table:table-cell office:value-type="float" office:value="6.53144894050192">
                <text:p>6.53144894050192</text:p>
              </table:table-cell>
              <table:table-cell office:value-type="float" office:value="6.40498444625787">
                <text:p>6.40498444625787</text:p>
              </table:table-cell>
              <table:table-cell office:value-type="float" office:value="6.85971502467063">
                <text:p>6.85971502467063</text:p>
              </table:table-cell>
              <table:table-cell office:value-type="float" office:value="6.7001261203324">
                <text:p>6.7001261203324</text:p>
              </table:table-cell>
              <table:table-cell office:value-type="float" office:value="6.86633093881175">
                <text:p>6.86633093881175</text:p>
              </table:table-cell>
              <table:table-cell office:value-type="float" office:value="6.77531977270469">
                <text:p>6.77531977270469</text:p>
              </table:table-cell>
              <table:table-cell office:value-type="float" office:value="6.790960859126">
                <text:p>6.790960859126</text:p>
              </table:table-cell>
              <table:table-cell office:value-type="float" office:value="6.3268929343003">
                <text:p>6.3268929343003</text:p>
              </table:table-cell>
              <table:table-cell office:value-type="float" office:value="6.2289402528507">
                <text:p>6.2289402528507</text:p>
              </table:table-cell>
              <table:table-cell office:value-type="float" office:value="6.49264107346284">
                <text:p>6.49264107346284</text:p>
              </table:table-cell>
              <table:table-cell office:value-type="float" office:value="6.91853034380033">
                <text:p>6.91853034380033</text:p>
              </table:table-cell>
              <table:table-cell office:value-type="float" office:value="6.73552028631058">
                <text:p>6.73552028631058</text:p>
              </table:table-cell>
              <table:table-cell office:value-type="float" office:value="6.85494202237192">
                <text:p>6.85494202237192</text:p>
              </table:table-cell>
              <table:table-cell office:value-type="float" office:value="7.07485270040103">
                <text:p>7.07485270040103</text:p>
              </table:table-cell>
              <table:table-cell office:value-type="float" office:value="6.46070290034535">
                <text:p>6.46070290034535</text:p>
              </table:table-cell>
              <table:table-cell office:value-type="float" office:value="6.35021276201356">
                <text:p>6.35021276201356</text:p>
              </table:table-cell>
              <table:table-cell office:value-type="float" office:value="6.73825451197287">
                <text:p>6.73825451197287</text:p>
              </table:table-cell>
              <table:table-cell office:value-type="float" office:value="6.59299923573044">
                <text:p>6.59299923573044</text:p>
              </table:table-cell>
              <table:table-cell office:value-type="float" office:value="6.56461750704415">
                <text:p>6.56461750704415</text:p>
              </table:table-cell>
              <table:table-cell office:value-type="float" office:value="6.62281828184189">
                <text:p>6.62281828184189</text:p>
              </table:table-cell>
              <table:table-cell office:value-type="float" office:value="6.74899130921129">
                <text:p>6.74899130921129</text:p>
              </table:table-cell>
              <table:table-cell office:value-type="float" office:value="6.22826042578977">
                <text:p>6.22826042578977</text:p>
              </table:table-cell>
              <table:table-cell office:value-type="float" office:value="6.3579663439467">
                <text:p>6.3579663439467</text:p>
              </table:table-cell>
              <table:table-cell office:value-type="float" office:value="6.78401135409908">
                <text:p>6.78401135409908</text:p>
              </table:table-cell>
              <table:table-cell office:value-type="float" office:value="6.49110974186627">
                <text:p>6.49110974186627</text:p>
              </table:table-cell>
              <table:table-cell office:value-type="float" office:value="6.78341672997534">
                <text:p>6.78341672997534</text:p>
              </table:table-cell>
              <table:table-cell office:value-type="float" office:value="6.60976873511345">
                <text:p>6.60976873511345</text:p>
              </table:table-cell>
              <table:table-cell office:value-type="float" office:value="6.58603934644093">
                <text:p>6.58603934644093</text:p>
              </table:table-cell>
              <table:table-cell office:value-type="float" office:value="6.33634498789217">
                <text:p>6.33634498789217</text:p>
              </table:table-cell>
              <table:table-cell office:value-type="float" office:value="6.28154299895306">
                <text:p>6.28154299895306</text:p>
              </table:table-cell>
              <table:table-cell office:value-type="float" office:value="6.50832130032168">
                <text:p>6.50832130032168</text:p>
              </table:table-cell>
              <table:table-cell office:value-type="float" office:value="6.45379459872009">
                <text:p>6.45379459872009</text:p>
              </table:table-cell>
              <table:table-cell office:value-type="float" office:value="6.41968092071894">
                <text:p>6.41968092071894</text:p>
              </table:table-cell>
              <table:table-cell office:value-type="float" office:value="6.1117101364696">
                <text:p>6.1117101364696</text:p>
              </table:table-cell>
              <table:table-cell office:value-type="float" office:value="5.98514304768574">
                <text:p>5.98514304768574</text:p>
              </table:table-cell>
              <table:table-cell office:value-type="float" office:value="6.30348324087723">
                <text:p>6.30348324087723</text:p>
              </table:table-cell>
              <table:table-cell office:value-type="float" office:value="6.22429215795746">
                <text:p>6.22429215795746</text:p>
              </table:table-cell>
              <table:table-cell office:value-type="float" office:value="6.17128121187191">
                <text:p>6.17128121187191</text:p>
              </table:table-cell>
              <table:table-cell office:value-type="float" office:value="6.19275350542669">
                <text:p>6.19275350542669</text:p>
              </table:table-cell>
              <table:table-cell office:value-type="float" office:value="6.02684605432425">
                <text:p>6.02684605432425</text:p>
              </table:table-cell>
              <table:table-cell office:value-type="float" office:value="6.0494226275505">
                <text:p>6.0494226275505</text:p>
              </table:table-cell>
              <table:table-cell office:value-type="float" office:value="6.1046429708371">
                <text:p>6.1046429708371</text:p>
              </table:table-cell>
              <table:table-cell office:value-type="float" office:value="6.00862844312851">
                <text:p>6.00862844312851</text:p>
              </table:table-cell>
              <table:table-cell office:value-type="float" office:value="6.15899126905742">
                <text:p>6.15899126905742</text:p>
              </table:table-cell>
              <table:table-cell office:value-type="float" office:value="5.89625649597099">
                <text:p>5.89625649597099</text:p>
              </table:table-cell>
              <table:table-cell office:value-type="float" office:value="6.02134766207835">
                <text:p>6.02134766207835</text:p>
              </table:table-cell>
              <table:table-cell office:value-type="float" office:value="5.56657391958979">
                <text:p>5.56657391958979</text:p>
              </table:table-cell>
              <table:table-cell office:value-type="float" office:value="6.14619862846602">
                <text:p>6.14619862846602</text:p>
              </table:table-cell>
              <table:table-cell office:value-type="float" office:value="5.75066558775435">
                <text:p>5.75066558775435</text:p>
              </table:table-cell>
              <table:table-cell office:value-type="float" office:value="5.45839721818182">
                <text:p>5.45839721818182</text:p>
              </table:table-cell>
              <table:table-cell office:value-type="float" office:value="5.89997981029204">
                <text:p>5.89997981029204</text:p>
              </table:table-cell>
              <table:table-cell office:value-type="float" office:value="5.81872208989643">
                <text:p>5.81872208989643</text:p>
              </table:table-cell>
              <table:table-cell office:value-type="float" office:value="5.77763467484697">
                <text:p>5.77763467484697</text:p>
              </table:table-cell>
              <table:table-cell office:value-type="float" office:value="5.78797160249994">
                <text:p>5.78797160249994</text:p>
              </table:table-cell>
              <table:table-cell office:value-type="float" office:value="5.57738708970931">
                <text:p>5.57738708970931</text:p>
              </table:table-cell>
              <table:table-cell office:value-type="float" office:value="5.51130629186707">
                <text:p>5.51130629186707</text:p>
              </table:table-cell>
              <table:table-cell office:value-type="float" office:value="5.49759608954752">
                <text:p>5.49759608954752</text:p>
              </table:table-cell>
              <table:table-cell office:value-type="float" office:value="5.7752586164815">
                <text:p>5.7752586164815</text:p>
              </table:table-cell>
              <table:table-cell office:value-type="float" office:value="5.67516552667651">
                <text:p>5.67516552667651</text:p>
              </table:table-cell>
              <table:table-cell office:value-type="float" office:value="5.69161571520451">
                <text:p>5.69161571520451</text:p>
              </table:table-cell>
              <table:table-cell office:value-type="float" office:value="5.69965972196981">
                <text:p>5.69965972196981</text:p>
              </table:table-cell>
              <table:table-cell office:value-type="float" office:value="5.32042024502644">
                <text:p>5.32042024502644</text:p>
              </table:table-cell>
              <table:table-cell office:value-type="float" office:value="5.47866794204858">
                <text:p>5.47866794204858</text:p>
              </table:table-cell>
              <table:table-cell office:value-type="float" office:value="5.20899798892536">
                <text:p>5.20899798892536</text:p>
              </table:table-cell>
              <table:table-cell office:value-type="float" office:value="5.61759395803197">
                <text:p>5.61759395803197</text:p>
              </table:table-cell>
              <table:table-cell office:value-type="float" office:value="4.95691181562711">
                <text:p>4.95691181562711</text:p>
              </table:table-cell>
              <table:table-cell office:value-type="float" office:value="5.6140544358984">
                <text:p>5.6140544358984</text:p>
              </table:table-cell>
              <table:table-cell office:value-type="float" office:value="5.27682665728723">
                <text:p>5.27682665728723</text:p>
              </table:table-cell>
              <table:table-cell office:value-type="float" office:value="5.44782375101956">
                <text:p>5.44782375101956</text:p>
              </table:table-cell>
              <table:table-cell office:value-type="float" office:value="5.44013140705693">
                <text:p>5.44013140705693</text:p>
              </table:table-cell>
              <table:table-cell office:value-type="float" office:value="5.16313025609895">
                <text:p>5.16313025609895</text:p>
              </table:table-cell>
              <table:table-cell office:value-type="float" office:value="5.2674161116887">
                <text:p>5.2674161116887</text:p>
              </table:table-cell>
              <table:table-cell office:value-type="float" office:value="5.09600769891405">
                <text:p>5.09600769891405</text:p>
              </table:table-cell>
              <table:table-cell office:value-type="float" office:value="5.35695158666599">
                <text:p>5.35695158666599</text:p>
              </table:table-cell>
              <table:table-cell office:value-type="float" office:value="5.21295341439904">
                <text:p>5.21295341439904</text:p>
              </table:table-cell>
              <table:table-cell office:value-type="float" office:value="5.64013752869959">
                <text:p>5.64013752869959</text:p>
              </table:table-cell>
              <table:table-cell office:value-type="float" office:value="5.07306334599295">
                <text:p>5.07306334599295</text:p>
              </table:table-cell>
              <table:table-cell office:value-type="float" office:value="5.08934526875057">
                <text:p>5.08934526875057</text:p>
              </table:table-cell>
              <table:table-cell office:value-type="float" office:value="5.13296126544297">
                <text:p>5.13296126544297</text:p>
              </table:table-cell>
              <table:table-cell office:value-type="float" office:value="5.11406654576117">
                <text:p>5.11406654576117</text:p>
              </table:table-cell>
              <table:table-cell office:value-type="float" office:value="5.01402501597975">
                <text:p>5.01402501597975</text:p>
              </table:table-cell>
              <table:table-cell office:value-type="float" office:value="5.04996002885883">
                <text:p>5.04996002885883</text:p>
              </table:table-cell>
              <table:table-cell office:value-type="float" office:value="4.8422205499134">
                <text:p>4.8422205499134</text:p>
              </table:table-cell>
              <table:table-cell office:value-type="float" office:value="5.28489896072049">
                <text:p>5.28489896072049</text:p>
              </table:table-cell>
              <table:table-cell office:value-type="float" office:value="4.82155242792496">
                <text:p>4.82155242792496</text:p>
              </table:table-cell>
              <table:table-cell office:value-type="float" office:value="4.96465376506198">
                <text:p>4.96465376506198</text:p>
              </table:table-cell>
              <table:table-cell office:value-type="float" office:value="5.15892728198152">
                <text:p>5.15892728198152</text:p>
              </table:table-cell>
              <table:table-cell office:value-type="float" office:value="5.03906462928973">
                <text:p>5.03906462928973</text:p>
              </table:table-cell>
              <table:table-cell office:value-type="float" office:value="4.77772718425693">
                <text:p>4.77772718425693</text:p>
              </table:table-cell>
              <table:table-cell office:value-type="float" office:value="4.99147546505607">
                <text:p>4.99147546505607</text:p>
              </table:table-cell>
              <table:table-cell office:value-type="float" office:value="4.70825097310991">
                <text:p>4.70825097310991</text:p>
              </table:table-cell>
              <table:table-cell office:value-type="float" office:value="5.07532139379183">
                <text:p>5.07532139379183</text:p>
              </table:table-cell>
              <table:table-cell office:value-type="float" office:value="4.69085241853164">
                <text:p>4.69085241853164</text:p>
              </table:table-cell>
              <table:table-cell office:value-type="float" office:value="4.91465516015316">
                <text:p>4.91465516015316</text:p>
              </table:table-cell>
              <table:table-cell office:value-type="float" office:value="5.10453177007258">
                <text:p>5.10453177007258</text:p>
              </table:table-cell>
              <table:table-cell office:value-type="float" office:value="4.88628805219425">
                <text:p>4.88628805219425</text:p>
              </table:table-cell>
              <table:table-cell office:value-type="float" office:value="4.73161503512534">
                <text:p>4.73161503512534</text:p>
              </table:table-cell>
              <table:table-cell office:value-type="float" office:value="4.88537191955569">
                <text:p>4.88537191955569</text:p>
              </table:table-cell>
              <table:table-cell office:value-type="float" office:value="4.94822777968851">
                <text:p>4.94822777968851</text:p>
              </table:table-cell>
              <table:table-cell office:value-type="float" office:value="4.73627721717797">
                <text:p>4.73627721717797</text:p>
              </table:table-cell>
              <table:table-cell office:value-type="float" office:value="4.57083352921624">
                <text:p>4.57083352921624</text:p>
              </table:table-cell>
              <table:table-cell office:value-type="float" office:value="4.56298652860156">
                <text:p>4.56298652860156</text:p>
              </table:table-cell>
              <table:table-cell office:value-type="float" office:value="4.60581180325019">
                <text:p>4.60581180325019</text:p>
              </table:table-cell>
              <table:table-cell office:value-type="float" office:value="4.66138871925013">
                <text:p>4.66138871925013</text:p>
              </table:table-cell>
              <table:table-cell office:value-type="float" office:value="4.59424914855012">
                <text:p>4.59424914855012</text:p>
              </table:table-cell>
              <table:table-cell office:value-type="float" office:value="4.71060374739389">
                <text:p>4.71060374739389</text:p>
              </table:table-cell>
              <table:table-cell office:value-type="float" office:value="3.99164985290413">
                <text:p>3.99164985290413</text:p>
              </table:table-cell>
              <table:table-cell office:value-type="float" office:value="4.400711518503">
                <text:p>4.400711518503</text:p>
              </table:table-cell>
              <table:table-cell office:value-type="float" office:value="4.73772071775766">
                <text:p>4.73772071775766</text:p>
              </table:table-cell>
              <table:table-cell office:value-type="float" office:value="4.81109677105872">
                <text:p>4.81109677105872</text:p>
              </table:table-cell>
              <table:table-cell office:value-type="float" office:value="4.87140203375034">
                <text:p>4.87140203375034</text:p>
              </table:table-cell>
              <table:table-cell office:value-type="float" office:value="4.56432270756124">
                <text:p>4.56432270756124</text:p>
              </table:table-cell>
              <table:table-cell office:value-type="float" office:value="4.59974046959181">
                <text:p>4.59974046959181</text:p>
              </table:table-cell>
              <table:table-cell office:value-type="float" office:value="4.4730812681292">
                <text:p>4.4730812681292</text:p>
              </table:table-cell>
              <table:table-cell office:value-type="float" office:value="4.46671664933576">
                <text:p>4.46671664933576</text:p>
              </table:table-cell>
              <table:table-cell office:value-type="float" office:value="4.48632503909046">
                <text:p>4.48632503909046</text:p>
              </table:table-cell>
              <table:table-cell office:value-type="float" office:value="4.43495860381168">
                <text:p>4.43495860381168</text:p>
              </table:table-cell>
              <table:table-cell office:value-type="float" office:value="4.4858650883374">
                <text:p>4.4858650883374</text:p>
              </table:table-cell>
              <table:table-cell office:value-type="float" office:value="4.32791848366183">
                <text:p>4.32791848366183</text:p>
              </table:table-cell>
              <table:table-cell office:value-type="float" office:value="4.36365178462296">
                <text:p>4.36365178462296</text:p>
              </table:table-cell>
              <table:table-cell office:value-type="float" office:value="4.42817403477143">
                <text:p>4.42817403477143</text:p>
              </table:table-cell>
              <table:table-cell office:value-type="float" office:value="4.2965166515383">
                <text:p>4.2965166515383</text:p>
              </table:table-cell>
              <table:table-cell office:value-type="float" office:value="4.44504198810433">
                <text:p>4.44504198810433</text:p>
              </table:table-cell>
              <table:table-cell office:value-type="float" office:value="4.45026951699195">
                <text:p>4.45026951699195</text:p>
              </table:table-cell>
              <table:table-cell office:value-type="float" office:value="4.39918934864912">
                <text:p>4.39918934864912</text:p>
              </table:table-cell>
              <table:table-cell office:value-type="float" office:value="4.39020758568117">
                <text:p>4.39020758568117</text:p>
              </table:table-cell>
              <table:table-cell office:value-type="float" office:value="4.1090474175774">
                <text:p>4.1090474175774</text:p>
              </table:table-cell>
              <table:table-cell office:value-type="float" office:value="4.35226508007687">
                <text:p>4.35226508007687</text:p>
              </table:table-cell>
              <table:table-cell office:value-type="float" office:value="4.47830771500844">
                <text:p>4.47830771500844</text:p>
              </table:table-cell>
              <table:table-cell office:value-type="float" office:value="4.15557590084597">
                <text:p>4.15557590084597</text:p>
              </table:table-cell>
              <table:table-cell office:value-type="float" office:value="4.02155955381618">
                <text:p>4.02155955381618</text:p>
              </table:table-cell>
              <table:table-cell office:value-type="float" office:value="4.24140384351991">
                <text:p>4.24140384351991</text:p>
              </table:table-cell>
              <table:table-cell office:value-type="float" office:value="4.44961300408003">
                <text:p>4.44961300408003</text:p>
              </table:table-cell>
              <table:table-cell office:value-type="float" office:value="3.97793399978143">
                <text:p>3.97793399978143</text:p>
              </table:table-cell>
              <table:table-cell office:value-type="float" office:value="4.45135687772235">
                <text:p>4.45135687772235</text:p>
              </table:table-cell>
              <table:table-cell office:value-type="float" office:value="4.31971652976266">
                <text:p>4.31971652976266</text:p>
              </table:table-cell>
              <table:table-cell office:value-type="float" office:value="4.20765212241212">
                <text:p>4.20765212241212</text:p>
              </table:table-cell>
              <table:table-cell office:value-type="float" office:value="4.21072392412548">
                <text:p>4.21072392412548</text:p>
              </table:table-cell>
              <table:table-cell office:value-type="float" office:value="4.18332802081773">
                <text:p>4.18332802081773</text:p>
              </table:table-cell>
              <table:table-cell office:value-type="float" office:value="4.27809179298729">
                <text:p>4.27809179298729</text:p>
              </table:table-cell>
              <table:table-cell office:value-type="float" office:value="4.24682104689498">
                <text:p>4.24682104689498</text:p>
              </table:table-cell>
              <table:table-cell office:value-type="float" office:value="4.1963347054567">
                <text:p>4.1963347054567</text:p>
              </table:table-cell>
              <table:table-cell office:value-type="float" office:value="4.16093824645999">
                <text:p>4.16093824645999</text:p>
              </table:table-cell>
              <table:table-cell office:value-type="float" office:value="3.94978296134332">
                <text:p>3.94978296134332</text:p>
              </table:table-cell>
              <table:table-cell office:value-type="float" office:value="4.22654564257061">
                <text:p>4.22654564257061</text:p>
              </table:table-cell>
              <table:table-cell office:value-type="float" office:value="4.11598988494164">
                <text:p>4.11598988494164</text:p>
              </table:table-cell>
              <table:table-cell office:value-type="float" office:value="3.85031168461174">
                <text:p>3.85031168461174</text:p>
              </table:table-cell>
              <table:table-cell office:value-type="float" office:value="4.19129583740509">
                <text:p>4.19129583740509</text:p>
              </table:table-cell>
              <table:table-cell office:value-type="float" office:value="3.65688209321621">
                <text:p>3.65688209321621</text:p>
              </table:table-cell>
              <table:table-cell office:value-type="float" office:value="4.07022764381917">
                <text:p>4.07022764381917</text:p>
              </table:table-cell>
              <table:table-cell office:value-type="float" office:value="3.93292640289576">
                <text:p>3.93292640289576</text:p>
              </table:table-cell>
              <table:table-cell office:value-type="float" office:value="4.08795057982783">
                <text:p>4.08795057982783</text:p>
              </table:table-cell>
              <table:table-cell office:value-type="float" office:value="4.13510758528299">
                <text:p>4.13510758528299</text:p>
              </table:table-cell>
              <table:table-cell office:value-type="float" office:value="3.74283276375573">
                <text:p>3.74283276375573</text:p>
              </table:table-cell>
              <table:table-cell office:value-type="float" office:value="3.98859919339794">
                <text:p>3.98859919339794</text:p>
              </table:table-cell>
              <table:table-cell office:value-type="float" office:value="3.73528652116798">
                <text:p>3.73528652116798</text:p>
              </table:table-cell>
              <table:table-cell office:value-type="float" office:value="4.02239741023053">
                <text:p>4.02239741023053</text:p>
              </table:table-cell>
              <table:table-cell office:value-type="float" office:value="3.64408123256355">
                <text:p>3.64408123256355</text:p>
              </table:table-cell>
              <table:table-cell office:value-type="float" office:value="3.3822926005235">
                <text:p>3.3822926005235</text:p>
              </table:table-cell>
              <table:table-cell office:value-type="float" office:value="3.86393619431495">
                <text:p>3.86393619431495</text:p>
              </table:table-cell>
              <table:table-cell office:value-type="float" office:value="3.18665711871162">
                <text:p>3.18665711871162</text:p>
              </table:table-cell>
              <table:table-cell office:value-type="float" office:value="4.20159707966316">
                <text:p>4.20159707966316</text:p>
              </table:table-cell>
              <table:table-cell office:value-type="float" office:value="3.39762424479335">
                <text:p>3.39762424479335</text:p>
              </table:table-cell>
              <table:table-cell office:value-type="float" office:value="4.09145891838421">
                <text:p>4.09145891838421</text:p>
              </table:table-cell>
              <table:table-cell office:value-type="float" office:value="3.74663317945188">
                <text:p>3.74663317945188</text:p>
              </table:table-cell>
              <table:table-cell office:value-type="float" office:value="3.61484469735784">
                <text:p>3.61484469735784</text:p>
              </table:table-cell>
              <table:table-cell office:value-type="float" office:value="3.49478072323009">
                <text:p>3.49478072323009</text:p>
              </table:table-cell>
              <table:table-cell office:value-type="float" office:value="3.12038607654637">
                <text:p>3.12038607654637</text:p>
              </table:table-cell>
              <table:table-cell office:value-type="float" office:value="3.7313779560915">
                <text:p>3.7313779560915</text:p>
              </table:table-cell>
              <table:table-cell office:value-type="float" office:value="3.5375401690309">
                <text:p>3.5375401690309</text:p>
              </table:table-cell>
              <table:table-cell office:value-type="float" office:value="3.04065857523345">
                <text:p>3.04065857523345</text:p>
              </table:table-cell>
              <table:table-cell office:value-type="float" office:value="2.80923569238877">
                <text:p>2.80923569238877</text:p>
              </table:table-cell>
              <table:table-cell office:value-type="float" office:value="3.20288807083626">
                <text:p>3.20288807083626</text:p>
              </table:table-cell>
              <table:table-cell office:value-type="float" office:value="3.62080977661525">
                <text:p>3.62080977661525</text:p>
              </table:table-cell>
              <table:table-cell office:value-type="float" office:value="3.10423455251283">
                <text:p>3.10423455251283</text:p>
              </table:table-cell>
              <table:table-cell office:value-type="float" office:value="2.62718167871753">
                <text:p>2.62718167871753</text:p>
              </table:table-cell>
              <table:table-cell office:value-type="float" office:value="3.51450967302426">
                <text:p>3.51450967302426</text:p>
              </table:table-cell>
              <table:table-cell office:value-type="float" office:value="2.88626026553101">
                <text:p>2.88626026553101</text:p>
              </table:table-cell>
              <table:table-cell office:value-type="float" office:value="2.87357249873248">
                <text:p>2.87357249873248</text:p>
              </table:table-cell>
              <table:table-cell office:value-type="float" office:value="2.72142107517006">
                <text:p>2.72142107517006</text:p>
              </table:table-cell>
              <table:table-cell office:value-type="float" office:value="3.59287990535609">
                <text:p>3.59287990535609</text:p>
              </table:table-cell>
              <table:table-cell office:value-type="float" office:value="2.97498812682405">
                <text:p>2.97498812682405</text:p>
              </table:table-cell>
              <table:table-cell office:value-type="float" office:value="2.84485328250295">
                <text:p>2.84485328250295</text:p>
              </table:table-cell>
              <table:table-cell office:value-type="float" office:value="2.86891401662194">
                <text:p>2.86891401662194</text:p>
              </table:table-cell>
              <table:table-cell office:value-type="float" office:value="3.21210443606021">
                <text:p>3.21210443606021</text:p>
              </table:table-cell>
              <table:table-cell office:value-type="float" office:value="2.72424739809711">
                <text:p>2.72424739809711</text:p>
              </table:table-cell>
              <table:table-cell office:value-type="float" office:value="2.98107787098671">
                <text:p>2.98107787098671</text:p>
              </table:table-cell>
              <table:table-cell office:value-type="float" office:value="2.84608439205517">
                <text:p>2.84608439205517</text:p>
              </table:table-cell>
              <table:table-cell office:value-type="float" office:value="3.0584496861938">
                <text:p>3.0584496861938</text:p>
              </table:table-cell>
              <table:table-cell office:value-type="float" office:value="2.69852470800293">
                <text:p>2.69852470800293</text:p>
              </table:table-cell>
              <table:table-cell office:value-type="float" office:value="3.16038466546221">
                <text:p>3.16038466546221</text:p>
              </table:table-cell>
              <table:table-cell office:value-type="float" office:value="2.87264285462646">
                <text:p>2.87264285462646</text:p>
              </table:table-cell>
              <table:table-cell office:value-type="float" office:value="2.75449248477599">
                <text:p>2.75449248477599</text:p>
              </table:table-cell>
              <table:table-cell office:value-type="float" office:value="2.73000310368761">
                <text:p>2.73000310368761</text:p>
              </table:table-cell>
              <table:table-cell office:value-type="float" office:value="2.57093533401175">
                <text:p>2.57093533401175</text:p>
              </table:table-cell>
              <table:table-cell office:value-type="float" office:value="2.31899547253832">
                <text:p>2.31899547253832</text:p>
              </table:table-cell>
              <table:table-cell office:value-type="float" office:value="2.36203359224652">
                <text:p>2.36203359224652</text:p>
              </table:table-cell>
              <table:table-cell office:value-type="float" office:value="2.61941428776342">
                <text:p>2.61941428776342</text:p>
              </table:table-cell>
              <table:table-cell office:value-type="float" office:value="2.66046043628807">
                <text:p>2.66046043628807</text:p>
              </table:table-cell>
              <table:table-cell office:value-type="float" office:value="2.70938401251997">
                <text:p>2.70938401251997</text:p>
              </table:table-cell>
              <table:table-cell office:value-type="float" office:value="2.76023136888339">
                <text:p>2.76023136888339</text:p>
              </table:table-cell>
              <table:table-cell office:value-type="float" office:value="2.53985713549645">
                <text:p>2.53985713549645</text:p>
              </table:table-cell>
              <table:table-cell office:value-type="float" office:value="2.8706843768368">
                <text:p>2.8706843768368</text:p>
              </table:table-cell>
              <table:table-cell office:value-type="float" office:value="2.41427019484148">
                <text:p>2.41427019484148</text:p>
              </table:table-cell>
              <table:table-cell office:value-type="float" office:value="2.6673845370688">
                <text:p>2.6673845370688</text:p>
              </table:table-cell>
              <table:table-cell office:value-type="float" office:value="2.40720462146431">
                <text:p>2.40720462146431</text:p>
              </table:table-cell>
              <table:table-cell office:value-type="float" office:value="2.44642789955524">
                <text:p>2.44642789955524</text:p>
              </table:table-cell>
              <table:table-cell office:value-type="float" office:value="2.46384498179551">
                <text:p>2.46384498179551</text:p>
              </table:table-cell>
              <table:table-cell office:value-type="float" office:value="1.84411502240749">
                <text:p>1.84411502240749</text:p>
              </table:table-cell>
              <table:table-cell office:value-type="float" office:value="2.17241375356309">
                <text:p>2.17241375356309</text:p>
              </table:table-cell>
              <table:table-cell office:value-type="float" office:value="2.52213053075054">
                <text:p>2.52213053075054</text:p>
              </table:table-cell>
              <table:table-cell office:value-type="float" office:value="2.23622072509274">
                <text:p>2.23622072509274</text:p>
              </table:table-cell>
              <table:table-cell office:value-type="float" office:value="2.0370007121088">
                <text:p>2.0370007121088</text:p>
              </table:table-cell>
              <table:table-cell office:value-type="float" office:value="2.17204396076754">
                <text:p>2.17204396076754</text:p>
              </table:table-cell>
              <table:table-cell office:value-type="float" office:value="2.40565190174701">
                <text:p>2.40565190174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